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text-underline-style="solid" style:text-underline-width="auto" style:text-underline-color="font-color" fo:font-weight="bold" officeooo:rsid="001a7549" officeooo:paragraph-rsid="001a7549" style:font-style-asian="italic" style:font-weight-asian="bold" style:font-style-complex="italic" style:font-weight-complex="bold"/>
    </style:style>
    <style:style style:name="P2" style:family="paragraph" style:parent-style-name="Preformatted_20_Text">
      <style:text-properties officeooo:paragraph-rsid="00196458"/>
    </style:style>
    <style:style style:name="P3" style:family="paragraph" style:parent-style-name="Preformatted_20_Text">
      <style:text-properties officeooo:paragraph-rsid="001a7549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96458" officeooo:paragraph-rsid="00196458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tyle="italic" style:text-underline-style="solid" style:text-underline-width="auto" style:text-underline-color="font-color" fo:font-weight="bold" officeooo:rsid="00196458" officeooo:paragraph-rsid="00196458" style:font-style-asian="italic" style:font-weight-asian="bold" style:font-style-complex="italic" style:font-weight-complex="bold"/>
    </style:style>
    <style:style style:name="T1" style:family="text">
      <style:text-properties officeooo:rsid="001a7549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7549" style:font-style-asian="italic" style:font-weight-asian="bold" style:font-style-complex="italic" style:font-weight-complex="bold"/>
    </style:style>
    <style:style style:name="T3" style:family="text">
      <style:text-properties style:font-name="Liberation Mono" fo:font-size="10pt" fo:font-style="italic" style:text-underline-style="solid" style:text-underline-width="auto" style:text-underline-color="font-color" fo:font-weight="bold" officeooo:rsid="001a7549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WEIGHTS THAT WILL BROADCASTED FOR NEXT ROUND</text:p>
      <text:p text:style-name="P2"/>
      <text:p text:style-name="P2">([array([[ 0.01746233, -0.00973253, -0.07594033, ..., -0.04395448,</text:p>
      <text:p text:style-name="Preformatted_20_Text"><text:s text:c="10"/>-0.06237265, <text:s/>0.07772645],</text:p>
      <text:p text:style-name="Preformatted_20_Text"><text:s text:c="9"/>[-0.01341072, <text:s/>0.09573804, <text:s/>0.04784247, ..., <text:s/>0.12165439,</text:p>
      <text:p text:style-name="Preformatted_20_Text"><text:s text:c="11"/>0.00321988, -0.00406667],</text:p>
      <text:p text:style-name="Preformatted_20_Text"><text:s text:c="9"/>[ 0.03095691, -0.10760538, <text:s/>0.11192157, ..., -0.05650042,</text:p>
      <text:p text:style-name="Preformatted_20_Text"><text:s text:c="10"/>-0.11994356, <text:s/>0.11441039],</text:p>
      <text:p text:style-name="Preformatted_20_Text"><text:s text:c="9"/>...,</text:p>
      <text:p text:style-name="Preformatted_20_Text"><text:s text:c="9"/>[ 0.00112186, -0.05725065, <text:s/>0.07595164, ..., -0.05569918,</text:p>
      <text:p text:style-name="Preformatted_20_Text"><text:s text:c="10"/>-0.0835008 , <text:s/>0.04718557],</text:p>
      <text:p text:style-name="Preformatted_20_Text"><text:s text:c="9"/>[-0.02059068, -0.07616184, -0.04811614, ..., <text:s/>0.09908938,</text:p>
      <text:p text:style-name="Preformatted_20_Text"><text:s text:c="10"/>-0.10557652, -0.06226902],</text:p>
      <text:p text:style-name="Preformatted_20_Text"><text:s text:c="9"/>[ 0.12146278, <text:s/>0.12466422, -0.01746438, ..., <text:s/>0.02665206,</text:p>
      <text:p text:style-name="Preformatted_20_Text"><text:s text:c="11"/>0.0353902 , -0.02740368]], dtype=float32),</text:p>
      <text:p text:style-name="Preformatted_20_Text"><text:s text:c="2"/>array([ 4.6121823e-03, <text:s/>5.2231974e-03, -1.1078730e-03, <text:s/>2.3488228e-03,</text:p>
      <text:p text:style-name="Preformatted_20_Text"><text:s text:c="9"/>-1.8505316e-02, -1.6024847e-02, -3.6286085e-03, -9.1273693e-04,</text:p>
      <text:p text:style-name="Preformatted_20_Text"><text:s text:c="9"/>-1.3606548e-02, <text:s/>2.2788369e-03, <text:s/>1.1836134e-03, <text:s/>2.4494750e-04,</text:p>
      <text:p text:style-name="Preformatted_20_Text"><text:s text:c="9"/>-5.6497584e-04, <text:s/>8.3796354e-04, <text:s/>4.7670160e-03, <text:s/>3.1134426e-03,</text:p>
      <text:p text:style-name="Preformatted_20_Text"><text:s text:c="9"/>-5.2294536e-03, -2.4445974e-03, -4.6960460e-03, -1.3967513e-03,</text:p>
      <text:p text:style-name="Preformatted_20_Text"><text:s text:c="10"/>5.2506261e-04, -1.5847404e-03, -4.6135942e-03, -6.9066584e-03,</text:p>
      <text:p text:style-name="Preformatted_20_Text"><text:s text:c="10"/>1.5187424e-03, -2.5226504e-03, -7.4945786e-03, -1.2092380e-02,</text:p>
      <text:p text:style-name="Preformatted_20_Text"><text:s text:c="10"/>8.0662145e-04, -5.6361728e-03, -1.3108881e-02, -2.2834674e-02,</text:p>
      <text:p text:style-name="Preformatted_20_Text"><text:s text:c="9"/>-4.3869626e-05, -2.0730733e-04, <text:s/>8.7244807e-05, <text:s/>3.6181633e-03,</text:p>
      <text:p text:style-name="Preformatted_20_Text"><text:s text:c="10"/>3.3231205e-03, -7.5834626e-03, <text:s/>1.0181818e-03, <text:s/>1.5212960e-03,</text:p>
      <text:p text:style-name="Preformatted_20_Text"><text:s text:c="9"/>-1.7640518e-04, -2.6700724e-02, <text:s/>4.3060235e-03, <text:s/>1.8390623e-04,</text:p>
      <text:p text:style-name="Preformatted_20_Text"><text:s text:c="9"/>-7.0991539e-03, <text:s/>1.7595021e-03, <text:s/>8.3032139e-03, -1.2216901e-02,</text:p>
      <text:p text:style-name="Preformatted_20_Text"><text:s text:c="9"/>-5.9032133e-03, <text:s/>1.1476596e-03, -1.2687600e-03, -1.9189576e-05,</text:p>
      <text:p text:style-name="Preformatted_20_Text"><text:s text:c="9"/>-8.1326859e-03, -2.9426799e-03, -4.4248239e-03, <text:s/>3.1456491e-04,</text:p>
      <text:p text:style-name="Preformatted_20_Text"><text:s text:c="9"/>-2.9813582e-03, -4.3796981e-03, -2.2099826e-03, <text:s/>4.5983352e-06,</text:p>
      <text:p text:style-name="Preformatted_20_Text"><text:s text:c="9"/>-1.4370417e-02, <text:s/>1.0451815e-02, -7.6238289e-03, -5.5415332e-03],</text:p>
      <text:p text:style-name="Preformatted_20_Text"><text:s text:c="8"/>dtype=float32),</text:p>
      <text:p text:style-name="Preformatted_20_Text"><text:s text:c="2"/>array([[-0.24996725, -0.02296092, <text:s/>0.06142585, ..., -0.11962052,</text:p>
      <text:p text:style-name="Preformatted_20_Text"><text:s text:c="10"/>-0.01861206, <text:s/>0.20388177],</text:p>
      <text:p text:style-name="Preformatted_20_Text"><text:s text:c="9"/>[-0.18414977, <text:s/>0.02869976, -0.1747137 , ..., <text:s/>0.11147097,</text:p>
      <text:p text:style-name="Preformatted_20_Text"><text:s text:c="10"/>-0.21832363, <text:s/>0.14401749],</text:p>
      <text:p text:style-name="Preformatted_20_Text"><text:s text:c="9"/>[-0.12720406, <text:s/>0.03482429, -0.09777973, ..., -0.10541123,</text:p>
      <text:p text:style-name="Preformatted_20_Text"><text:s text:c="11"/>0.14664811, <text:s/>0.04117817],</text:p>
      <text:p text:style-name="Preformatted_20_Text"><text:s text:c="9"/>...,</text:p>
      <text:p text:style-name="Preformatted_20_Text"><text:s text:c="9"/>[ 0.08916213, -0.0167286 , -0.1663976 , ..., <text:s/>0.06837449,</text:p>
      <text:p text:style-name="Preformatted_20_Text"><text:s text:c="10"/>-0.17681846, <text:s/>0.14570811],</text:p>
      <text:p text:style-name="Preformatted_20_Text"><text:s text:c="9"/>[-0.22866973, <text:s/>0.10824897, <text:s/>0.15393835, ..., <text:s/>0.04458432,</text:p>
      <text:p text:style-name="Preformatted_20_Text"><text:s text:c="11"/>0.16814497, <text:s/>0.02843169],</text:p>
      <text:p text:style-name="Preformatted_20_Text"><text:s text:c="9"/>[-0.03601558, <text:s/>0.12384771, -0.18870446, ..., -0.18668032,</text:p>
      <text:p text:style-name="Preformatted_20_Text"><text:s text:c="10"/>-0.0049482 , -0.25049147]], dtype=float32),</text:p>
      <text:p text:style-name="Preformatted_20_Text"><text:s text:c="2"/>array([-2.16150610e-03, <text:s/>9.65261279e-05, -1.39682125e-02, -5.02450345e-03,</text:p>
      <text:p text:style-name="Preformatted_20_Text"><text:s text:c="10"/>1.93829201e-02, -1.05957780e-02, <text:s/>2.02174000e-02, -2.41945684e-03,</text:p>
      <text:p text:style-name="Preformatted_20_Text"><text:s text:c="9"/>-3.11962124e-02, -3.72629538e-02, -1.56524795e-04, <text:s/>1.20294327e-02,</text:p>
      <text:p text:style-name="Preformatted_20_Text"><text:s text:c="9"/>-3.05787586e-02, <text:s/>1.54226255e-02, -2.36979220e-03, -1.86810158e-02,</text:p>
      <text:p text:style-name="Preformatted_20_Text"><text:s text:c="9"/>-2.20372323e-02, -1.80323869e-02, <text:s/>6.43511489e-03, -1.95181798e-02,</text:p>
      <text:p text:style-name="Preformatted_20_Text"><text:s text:c="9"/>-2.22272798e-03, <text:s/>4.90778591e-03, <text:s/>1.67936645e-02, <text:s/>1.13512231e-02,</text:p>
      <text:p text:style-name="Preformatted_20_Text"><text:s text:c="9"/>-4.05998304e-02, <text:s/>4.70941799e-04, <text:s/>1.03293974e-02, -5.08489273e-03,</text:p>
      <text:p text:style-name="Preformatted_20_Text"><text:s text:c="10"/>1.98144820e-02, -2.91683171e-02, -2.87159812e-03, -2.57930867e-02],</text:p>
      <text:p text:style-name="Preformatted_20_Text"><text:s text:c="8"/>dtype=float32),</text:p>
      <text:p text:style-name="Preformatted_20_Text"><text:s text:c="2"/>array([[ 0.3585251 ],</text:p>
      <text:p text:style-name="Preformatted_20_Text"><text:s text:c="9"/>[ 0.09727909],</text:p>
      <text:p text:style-name="Preformatted_20_Text"><text:s text:c="9"/>[-0.27237332],</text:p>
      <text:p text:style-name="Preformatted_20_Text"><text:s text:c="9"/>[-0.13397186],</text:p>
      <text:p text:style-name="Preformatted_20_Text"><text:s text:c="9"/>[ 0.20388278],</text:p>
      <text:p text:style-name="Preformatted_20_Text"><text:s text:c="9"/>[-0.1742818 ],</text:p>
      <text:p text:style-name="Preformatted_20_Text"><text:s text:c="9"/>[ 0.22615555],</text:p>
      <text:p text:style-name="Preformatted_20_Text"><text:s text:c="9"/>[-0.05263206],</text:p>
      <text:p text:style-name="Preformatted_20_Text"><text:s text:c="9"/>[-0.27537903],</text:p>
      <text:p text:style-name="Preformatted_20_Text"><text:s text:c="9"/>[-0.33139545],</text:p>
      <text:p text:style-name="Preformatted_20_Text"><text:soft-page-break/><text:s text:c="9"/>[-0.00418566],</text:p>
      <text:p text:style-name="Preformatted_20_Text"><text:s text:c="9"/>[ 0.13737263],</text:p>
      <text:p text:style-name="Preformatted_20_Text"><text:s text:c="9"/>[-0.32551026],</text:p>
      <text:p text:style-name="Preformatted_20_Text"><text:s text:c="9"/>[ 0.19751243],</text:p>
      <text:p text:style-name="Preformatted_20_Text"><text:s text:c="9"/>[ 0.17656007],</text:p>
      <text:p text:style-name="Preformatted_20_Text"><text:s text:c="9"/>[-0.18327264],</text:p>
      <text:p text:style-name="Preformatted_20_Text"><text:s text:c="9"/>[-0.15391211],</text:p>
      <text:p text:style-name="Preformatted_20_Text"><text:s text:c="9"/>[-0.21847875],</text:p>
      <text:p text:style-name="Preformatted_20_Text"><text:s text:c="9"/>[ 0.09211903],</text:p>
      <text:p text:style-name="Preformatted_20_Text"><text:s text:c="9"/>[-0.30496413],</text:p>
      <text:p text:style-name="Preformatted_20_Text"><text:s text:c="9"/>[ 0.18278292],</text:p>
      <text:p text:style-name="Preformatted_20_Text"><text:s text:c="9"/>[ 0.1442659 ],</text:p>
      <text:p text:style-name="Preformatted_20_Text"><text:s text:c="9"/>[ 0.23073438],</text:p>
      <text:p text:style-name="Preformatted_20_Text"><text:s text:c="9"/>[ 0.20107166],</text:p>
      <text:p text:style-name="Preformatted_20_Text"><text:s text:c="9"/>[-0.25756782],</text:p>
      <text:p text:style-name="Preformatted_20_Text"><text:s text:c="9"/>[ 0.03825496],</text:p>
      <text:p text:style-name="Preformatted_20_Text"><text:s text:c="9"/>[ 0.21350177],</text:p>
      <text:p text:style-name="Preformatted_20_Text"><text:s text:c="9"/>[-0.08994563],</text:p>
      <text:p text:style-name="Preformatted_20_Text"><text:s text:c="9"/>[ 0.2659775 ],</text:p>
      <text:p text:style-name="Preformatted_20_Text"><text:s text:c="9"/>[-0.16358414],</text:p>
      <text:p text:style-name="Preformatted_20_Text"><text:s text:c="9"/>[-0.02171477],</text:p>
      <text:p text:style-name="Preformatted_20_Text"><text:s text:c="9"/>[-0.1684624 ]], dtype=float32),</text:p>
      <text:p text:style-name="Preformatted_20_Text"><text:s text:c="2"/>array([0.13146073], dtype=float32)],</text:p>
      <text:p text:style-name="Preformatted_20_Text"/>
      <text:p text:style-name="Preformatted_20_Text"/>
      <text:p text:style-name="P3"><text:span text:style-name="T2">SERVER WEIGHTS </text:span><text:span text:style-name="T3">AFTER FEDERATED AVERAGING IN THIS ROUND</text:span></text:p>
      <text:p text:style-name="Preformatted_20_Text"/>
      <text:p text:style-name="Preformatted_20_Text"/>
      <text:p text:style-name="Preformatted_20_Text"><text:s/>[array([[ 0.01746233, -0.00973253, -0.07594033, ..., -0.04395448,</text:p>
      <text:p text:style-name="Preformatted_20_Text"><text:s text:c="10"/>-0.06237265, <text:s/>0.07772645],</text:p>
      <text:p text:style-name="Preformatted_20_Text"><text:s text:c="9"/>[-0.01341072, <text:s/>0.09573804, <text:s/>0.04784247, ..., <text:s/>0.12165439,</text:p>
      <text:p text:style-name="Preformatted_20_Text"><text:s text:c="11"/>0.00321988, -0.00406667],</text:p>
      <text:p text:style-name="Preformatted_20_Text"><text:s text:c="9"/>[ 0.03095691, -0.10760538, <text:s/>0.11192157, ..., -0.05650042,</text:p>
      <text:p text:style-name="Preformatted_20_Text"><text:s text:c="10"/>-0.11994356, <text:s/>0.11441039],</text:p>
      <text:p text:style-name="Preformatted_20_Text"><text:s text:c="9"/>...,</text:p>
      <text:p text:style-name="Preformatted_20_Text"><text:s text:c="9"/>[ 0.00112186, -0.05725065, <text:s/>0.07595164, ..., -0.05569918,</text:p>
      <text:p text:style-name="Preformatted_20_Text"><text:s text:c="10"/>-0.0835008 , <text:s/>0.04718557],</text:p>
      <text:p text:style-name="Preformatted_20_Text"><text:s text:c="9"/>[-0.02059068, -0.07616184, -0.04811614, ..., <text:s/>0.09908938,</text:p>
      <text:p text:style-name="Preformatted_20_Text"><text:s text:c="10"/>-0.10557652, -0.06226902],</text:p>
      <text:p text:style-name="Preformatted_20_Text"><text:s text:c="9"/>[ 0.12146278, <text:s/>0.12466422, -0.01746438, ..., <text:s/>0.02665206,</text:p>
      <text:p text:style-name="Preformatted_20_Text"><text:s text:c="11"/>0.0353902 , -0.02740368]], dtype=float32),</text:p>
      <text:p text:style-name="Preformatted_20_Text"><text:s text:c="2"/>array([ 4.6121823e-03, <text:s/>5.2231974e-03, -1.1078730e-03, <text:s/>2.3488228e-03,</text:p>
      <text:p text:style-name="Preformatted_20_Text"><text:s text:c="9"/>-1.8505316e-02, -1.6024847e-02, -3.6286085e-03, -9.1273693e-04,</text:p>
      <text:p text:style-name="Preformatted_20_Text"><text:s text:c="9"/>-1.3606548e-02, <text:s/>2.2788369e-03, <text:s/>1.1836134e-03, <text:s/>2.4494750e-04,</text:p>
      <text:p text:style-name="Preformatted_20_Text"><text:s text:c="9"/>-5.6497584e-04, <text:s/>8.3796354e-04, <text:s/>4.7670160e-03, <text:s/>3.1134426e-03,</text:p>
      <text:p text:style-name="Preformatted_20_Text"><text:s text:c="9"/>-5.2294536e-03, -2.4445974e-03, -4.6960460e-03, -1.3967513e-03,</text:p>
      <text:p text:style-name="Preformatted_20_Text"><text:s text:c="10"/>5.2506261e-04, -1.5847404e-03, -4.6135942e-03, -6.9066584e-03,</text:p>
      <text:p text:style-name="Preformatted_20_Text"><text:s text:c="10"/>1.5187424e-03, -2.5226504e-03, -7.4945786e-03, -1.2092380e-02,</text:p>
      <text:p text:style-name="Preformatted_20_Text"><text:s text:c="10"/>8.0662145e-04, -5.6361728e-03, -1.3108881e-02, -2.2834674e-02,</text:p>
      <text:p text:style-name="Preformatted_20_Text"><text:s text:c="9"/>-4.3869626e-05, -2.0730733e-04, <text:s/>8.7244807e-05, <text:s/>3.6181633e-03,</text:p>
      <text:p text:style-name="Preformatted_20_Text"><text:s text:c="10"/>3.3231205e-03, -7.5834626e-03, <text:s/>1.0181818e-03, <text:s/>1.5212960e-03,</text:p>
      <text:p text:style-name="Preformatted_20_Text"><text:s text:c="9"/>-1.7640518e-04, -2.6700724e-02, <text:s/>4.3060235e-03, <text:s/>1.8390623e-04,</text:p>
      <text:p text:style-name="Preformatted_20_Text"><text:s text:c="9"/>-7.0991539e-03, <text:s/>1.7595021e-03, <text:s/>8.3032139e-03, -1.2216901e-02,</text:p>
      <text:p text:style-name="Preformatted_20_Text"><text:s text:c="9"/>-5.9032133e-03, <text:s/>1.1476596e-03, -1.2687600e-03, -1.9189576e-05,</text:p>
      <text:p text:style-name="Preformatted_20_Text"><text:s text:c="9"/>-8.1326859e-03, -2.9426799e-03, -4.4248239e-03, <text:s/>3.1456491e-04,</text:p>
      <text:p text:style-name="Preformatted_20_Text"><text:s text:c="9"/>-2.9813582e-03, -4.3796981e-03, -2.2099826e-03, <text:s/>4.5983352e-06,</text:p>
      <text:p text:style-name="Preformatted_20_Text"><text:s text:c="9"/>-1.4370417e-02, <text:s/>1.0451815e-02, -7.6238289e-03, -5.5415332e-03],</text:p>
      <text:p text:style-name="Preformatted_20_Text"><text:s text:c="8"/>dtype=float32),</text:p>
      <text:p text:style-name="Preformatted_20_Text"><text:s text:c="2"/>array([[-0.24996725, -0.02296092, <text:s/>0.06142585, ..., -0.11962052,</text:p>
      <text:p text:style-name="Preformatted_20_Text"><text:s text:c="10"/>-0.01861206, <text:s/>0.20388177],</text:p>
      <text:p text:style-name="Preformatted_20_Text"><text:s text:c="9"/>[-0.18414977, <text:s/>0.02869976, -0.1747137 , ..., <text:s/>0.11147097,</text:p>
      <text:p text:style-name="Preformatted_20_Text"><text:s text:c="10"/>-0.21832363, <text:s/>0.14401749],</text:p>
      <text:p text:style-name="Preformatted_20_Text"><text:s text:c="9"/>[-0.12720406, <text:s/>0.03482429, -0.09777973, ..., -0.10541123,</text:p>
      <text:p text:style-name="Preformatted_20_Text"><text:s text:c="11"/>0.14664811, <text:s/>0.04117817],</text:p>
      <text:p text:style-name="Preformatted_20_Text"><text:soft-page-break/><text:s text:c="9"/>...,</text:p>
      <text:p text:style-name="Preformatted_20_Text"><text:s text:c="9"/>[ 0.08916213, -0.0167286 , -0.1663976 , ..., <text:s/>0.06837449,</text:p>
      <text:p text:style-name="Preformatted_20_Text"><text:s text:c="10"/>-0.17681846, <text:s/>0.14570811],</text:p>
      <text:p text:style-name="Preformatted_20_Text"><text:s text:c="9"/>[-0.22866973, <text:s/>0.10824897, <text:s/>0.15393835, ..., <text:s/>0.04458432,</text:p>
      <text:p text:style-name="Preformatted_20_Text"><text:s text:c="11"/>0.16814497, <text:s/>0.02843169],</text:p>
      <text:p text:style-name="Preformatted_20_Text"><text:s text:c="9"/>[-0.03601558, <text:s/>0.12384771, -0.18870446, ..., -0.18668032,</text:p>
      <text:p text:style-name="Preformatted_20_Text"><text:s text:c="10"/>-0.0049482 , -0.25049147]], dtype=float32),</text:p>
      <text:p text:style-name="Preformatted_20_Text"><text:s text:c="2"/>array([-2.16150610e-03, <text:s/>9.65261279e-05, -1.39682125e-02, -5.02450345e-03,</text:p>
      <text:p text:style-name="Preformatted_20_Text"><text:s text:c="10"/>1.93829201e-02, -1.05957780e-02, <text:s/>2.02174000e-02, -2.41945684e-03,</text:p>
      <text:p text:style-name="Preformatted_20_Text"><text:s text:c="9"/>-3.11962124e-02, -3.72629538e-02, -1.56524795e-04, <text:s/>1.20294327e-02,</text:p>
      <text:p text:style-name="Preformatted_20_Text"><text:s text:c="9"/>-3.05787586e-02, <text:s/>1.54226255e-02, -2.36979220e-03, -1.86810158e-02,</text:p>
      <text:p text:style-name="Preformatted_20_Text"><text:s text:c="9"/>-2.20372323e-02, -1.80323869e-02, <text:s/>6.43511489e-03, -1.95181798e-02,</text:p>
      <text:p text:style-name="Preformatted_20_Text"><text:s text:c="9"/>-2.22272798e-03, <text:s/>4.90778591e-03, <text:s/>1.67936645e-02, <text:s/>1.13512231e-02,</text:p>
      <text:p text:style-name="Preformatted_20_Text"><text:s text:c="9"/>-4.05998304e-02, <text:s/>4.70941799e-04, <text:s/>1.03293974e-02, -5.08489273e-03,</text:p>
      <text:p text:style-name="Preformatted_20_Text"><text:s text:c="10"/>1.98144820e-02, -2.91683171e-02, -2.87159812e-03, -2.57930867e-02],</text:p>
      <text:p text:style-name="Preformatted_20_Text"><text:s text:c="8"/>dtype=float32),</text:p>
      <text:p text:style-name="Preformatted_20_Text"><text:s text:c="2"/>array([[ 0.3585251 ],</text:p>
      <text:p text:style-name="Preformatted_20_Text"><text:s text:c="9"/>[ 0.09727909],</text:p>
      <text:p text:style-name="Preformatted_20_Text"><text:s text:c="9"/>[-0.27237332],</text:p>
      <text:p text:style-name="Preformatted_20_Text"><text:s text:c="9"/>[-0.13397186],</text:p>
      <text:p text:style-name="Preformatted_20_Text"><text:s text:c="9"/>[ 0.20388278],</text:p>
      <text:p text:style-name="Preformatted_20_Text"><text:s text:c="9"/>[-0.1742818 ],</text:p>
      <text:p text:style-name="Preformatted_20_Text"><text:s text:c="9"/>[ 0.22615555],</text:p>
      <text:p text:style-name="Preformatted_20_Text"><text:s text:c="9"/>[-0.05263206],</text:p>
      <text:p text:style-name="Preformatted_20_Text"><text:s text:c="9"/>[-0.27537903],</text:p>
      <text:p text:style-name="Preformatted_20_Text"><text:s text:c="9"/>[-0.33139545],</text:p>
      <text:p text:style-name="Preformatted_20_Text"><text:s text:c="9"/>[-0.00418566],</text:p>
      <text:p text:style-name="Preformatted_20_Text"><text:s text:c="9"/>[ 0.13737263],</text:p>
      <text:p text:style-name="Preformatted_20_Text"><text:s text:c="9"/>[-0.32551026],</text:p>
      <text:p text:style-name="Preformatted_20_Text"><text:s text:c="9"/>[ 0.19751243],</text:p>
      <text:p text:style-name="Preformatted_20_Text"><text:s text:c="9"/>[ 0.17656007],</text:p>
      <text:p text:style-name="Preformatted_20_Text"><text:s text:c="9"/>[-0.18327264],</text:p>
      <text:p text:style-name="Preformatted_20_Text"><text:s text:c="9"/>[-0.15391211],</text:p>
      <text:p text:style-name="Preformatted_20_Text"><text:s text:c="9"/>[-0.21847875],</text:p>
      <text:p text:style-name="Preformatted_20_Text"><text:s text:c="9"/>[ 0.09211903],</text:p>
      <text:p text:style-name="Preformatted_20_Text"><text:s text:c="9"/>[-0.30496413],</text:p>
      <text:p text:style-name="Preformatted_20_Text"><text:s text:c="9"/>[ 0.18278292],</text:p>
      <text:p text:style-name="Preformatted_20_Text"><text:s text:c="9"/>[ 0.1442659 ],</text:p>
      <text:p text:style-name="Preformatted_20_Text"><text:s text:c="9"/>[ 0.23073438],</text:p>
      <text:p text:style-name="Preformatted_20_Text"><text:s text:c="9"/>[ 0.20107166],</text:p>
      <text:p text:style-name="Preformatted_20_Text"><text:s text:c="9"/>[-0.25756782],</text:p>
      <text:p text:style-name="Preformatted_20_Text"><text:s text:c="9"/>[ 0.03825496],</text:p>
      <text:p text:style-name="Preformatted_20_Text"><text:s text:c="9"/>[ 0.21350177],</text:p>
      <text:p text:style-name="Preformatted_20_Text"><text:s text:c="9"/>[-0.08994563],</text:p>
      <text:p text:style-name="Preformatted_20_Text"><text:s text:c="9"/>[ 0.2659775 ],</text:p>
      <text:p text:style-name="Preformatted_20_Text"><text:s text:c="9"/>[-0.16358414],</text:p>
      <text:p text:style-name="Preformatted_20_Text"><text:s text:c="9"/>[-0.02171477],</text:p>
      <text:p text:style-name="Preformatted_20_Text"><text:s text:c="9"/>[-0.1684624 ]], dtype=float32),</text:p>
      <text:p text:style-name="Preformatted_20_Text"><text:s text:c="2"/>array([0.13146073], dtype=float32)],</text:p>
      <text:p text:style-name="Preformatted_20_Text"/>
      <text:p text:style-name="P1">CLIENT WEIGHTS OBTAINED FOR FEDERATED AVERAGING (10 NOS FOR THIS CASE)</text:p>
      <text:p text:style-name="Preformatted_20_Text"/>
      <text:p text:style-name="Preformatted_20_Text"/>
      <text:p text:style-name="Preformatted_20_Text"><text:s/>[[array([[ 0.01700905, -0.00804281, -0.07491805, ..., -0.0412176 ,</text:p>
      <text:p text:style-name="Preformatted_20_Text"><text:s text:c="11"/>-0.05905553, <text:s/>0.07426404],</text:p>
      <text:p text:style-name="Preformatted_20_Text"><text:s text:c="10"/>[-0.01291297, <text:s/>0.09428512, <text:s/>0.04793772, ..., <text:s/>0.12303232,</text:p>
      <text:p text:style-name="Preformatted_20_Text"><text:s text:c="12"/>0.00471548, -0.01104385],</text:p>
      <text:p text:style-name="Preformatted_20_Text"><text:s text:c="10"/>[ 0.03088784, -0.10956492, <text:s/>0.11062219, ..., -0.05691658,</text:p>
      <text:p text:style-name="Preformatted_20_Text"><text:s text:c="11"/>-0.11920208, <text:s/>0.10902312],</text:p>
      <text:p text:style-name="Preformatted_20_Text"><text:s text:c="10"/>...,</text:p>
      <text:p text:style-name="Preformatted_20_Text"><text:s text:c="10"/>[-0.01103306, -0.05929905, <text:s/>0.07538592, ..., -0.0673584 ,</text:p>
      <text:p text:style-name="Preformatted_20_Text"><text:s text:c="11"/>-0.07815714, <text:s/>0.05318386],</text:p>
      <text:p text:style-name="Preformatted_20_Text"><text:s text:c="10"/>[-0.03667489, -0.07872499, -0.04869406, ..., <text:s/>0.08434318,</text:p>
      <text:p text:style-name="Preformatted_20_Text"><text:s text:c="11"/>-0.09862368, -0.05450513],</text:p>
      <text:p text:style-name="Preformatted_20_Text"><text:soft-page-break/><text:s text:c="10"/>[ 0.10435165, <text:s/>0.12405183, -0.01667942, ..., <text:s/>0.01898181,</text:p>
      <text:p text:style-name="Preformatted_20_Text"><text:s text:c="12"/>0.0435047 , -0.02441105]], dtype=float32),</text:p>
      <text:p text:style-name="Preformatted_20_Text"><text:s text:c="3"/>array([-0.00277199, <text:s/>0.00578366, -0.00259505, <text:s/>0.01592167, -0.03368211,</text:p>
      <text:p text:style-name="Preformatted_20_Text"><text:s text:c="10"/>-0.01603042, -0.0074783 , <text:s/>0.00367825, -0.01557354, <text:s/>0.00092358,</text:p>
      <text:p text:style-name="Preformatted_20_Text"><text:s text:c="11"/>0.00039089, -0.01198392, -0.00036667, <text:s/>0.00380685, <text:s/>0.01713382,</text:p>
      <text:p text:style-name="Preformatted_20_Text"><text:s text:c="10"/>-0.00074273, -0.0123059 , -0.00724852, -0.00921129, -0.00351678,</text:p>
      <text:p text:style-name="Preformatted_20_Text"><text:s text:c="11"/>0.01136141, -0.00274459, -0.00618245, -0.00794696, <text:s/>0.00102692,</text:p>
      <text:p text:style-name="Preformatted_20_Text"><text:s text:c="10"/>-0.00554843, -0.00930433, -0.01239678, -0.00334593, -0.0163534 ,</text:p>
      <text:p text:style-name="Preformatted_20_Text"><text:s text:c="10"/>-0.00364099, -0.02480052, -0.00325775, -0.00345491, <text:s/>0.00565177,</text:p>
      <text:p text:style-name="Preformatted_20_Text"><text:s text:c="11"/>0.00932271, -0.01003901, -0.01296922, <text:s/>0.00539195, <text:s/>0.00211843,</text:p>
      <text:p text:style-name="Preformatted_20_Text"><text:s text:c="10"/>-0.00165382, -0.02542505, <text:s/>0.0031531 , <text:s/>0.00205452, -0.01561663,</text:p>
      <text:p text:style-name="Preformatted_20_Text"><text:s text:c="11"/>0.00080875, <text:s/>0.00780616, -0.02747802, -0.00562761, <text:s/>0.00198292,</text:p>
      <text:p text:style-name="Preformatted_20_Text"><text:s text:c="11"/>0.01285896, -0.00108394, -0.01050164, -0.00603247, -0.00423272,</text:p>
      <text:p text:style-name="Preformatted_20_Text"><text:s text:c="11"/>0.00067888, -0.00490972, -0.00859641, -0.00092432, <text:s/>0.00249555,</text:p>
      <text:p text:style-name="Preformatted_20_Text"><text:s text:c="10"/>-0.01396307, <text:s/>0.01435483, -0.00106589, -0.01565926], dtype=float32),</text:p>
      <text:p text:style-name="Preformatted_20_Text"><text:s text:c="3"/>array([[-0.24749996, -0.02290042, <text:s/>0.05969957, ..., -0.11638394,</text:p>
      <text:p text:style-name="Preformatted_20_Text"><text:s text:c="11"/>-0.01819449, <text:s/>0.20678768],</text:p>
      <text:p text:style-name="Preformatted_20_Text"><text:s text:c="10"/>[-0.18177888, <text:s/>0.0286254 , -0.17533363, ..., <text:s/>0.11171729,</text:p>
      <text:p text:style-name="Preformatted_20_Text"><text:s text:c="11"/>-0.21845356, <text:s/>0.14450787],</text:p>
      <text:p text:style-name="Preformatted_20_Text"><text:s text:c="10"/>[-0.12462058, <text:s/>0.03539019, -0.09946211, ..., -0.10664411,</text:p>
      <text:p text:style-name="Preformatted_20_Text"><text:s text:c="12"/>0.14628693, <text:s/>0.0402927 ],</text:p>
      <text:p text:style-name="Preformatted_20_Text"><text:s text:c="10"/>...,</text:p>
      <text:p text:style-name="Preformatted_20_Text"><text:s text:c="10"/>[ 0.09065388, -0.01692088, -0.16345169, ..., <text:s/>0.07827821,</text:p>
      <text:p text:style-name="Preformatted_20_Text"><text:s text:c="11"/>-0.17616044, <text:s/>0.15570737],</text:p>
      <text:p text:style-name="Preformatted_20_Text"><text:s text:c="10"/>[-0.22909774, <text:s/>0.10909076, <text:s/>0.15108952, ..., <text:s/>0.04368712,</text:p>
      <text:p text:style-name="Preformatted_20_Text"><text:s text:c="12"/>0.16817029, <text:s/>0.02787867],</text:p>
      <text:p text:style-name="Preformatted_20_Text"><text:s text:c="10"/>[-0.03298644, <text:s/>0.12537761, -0.19134527, ..., -0.19037336,</text:p>
      <text:p text:style-name="Preformatted_20_Text"><text:s text:c="11"/>-0.0051717 , -0.2511546 ]], dtype=float32),</text:p>
      <text:p text:style-name="Preformatted_20_Text"><text:s text:c="3"/>array([ 0.00416023, <text:s/>0.00309388, -0.0221106 , -0.00608022, <text:s/>0.00668664,</text:p>
      <text:p text:style-name="Preformatted_20_Text"><text:s text:c="10"/>-0.00512372, <text:s/>0.03052586, -0.00560548, -0.02946846, -0.03325993,</text:p>
      <text:p text:style-name="Preformatted_20_Text"><text:s text:c="10"/>-0.00046479, <text:s/>0.00639023, -0.04324461, <text:s/>0.01825434, <text:s/>0.0030859 ,</text:p>
      <text:p text:style-name="Preformatted_20_Text"><text:s text:c="10"/>-0.01532486, -0.03135703, -0.01743409, <text:s/>0.00156003, -0.05062585,</text:p>
      <text:p text:style-name="Preformatted_20_Text"><text:s text:c="11"/>0.0136901 , <text:s/>0.00221867, <text:s/>0.00854311, <text:s/>0.01112631, -0.04654801,</text:p>
      <text:p text:style-name="Preformatted_20_Text"><text:s text:c="11"/>0.00089103, -0.00566547, -0.00356773, <text:s/>0.01912077, -0.02942726,</text:p>
      <text:p text:style-name="Preformatted_20_Text"><text:s text:c="10"/>-0.00295207, -0.02070278], dtype=float32),</text:p>
      <text:p text:style-name="Preformatted_20_Text"><text:s text:c="3"/>array([[ 0.36052743],</text:p>
      <text:p text:style-name="Preformatted_20_Text"><text:s text:c="10"/>[ 0.10032716],</text:p>
      <text:p text:style-name="Preformatted_20_Text"><text:s text:c="10"/>[-0.258493 <text:s/>],</text:p>
      <text:p text:style-name="Preformatted_20_Text"><text:s text:c="10"/>[-0.12956962],</text:p>
      <text:p text:style-name="Preformatted_20_Text"><text:s text:c="10"/>[ 0.18890941],</text:p>
      <text:p text:style-name="Preformatted_20_Text"><text:s text:c="10"/>[-0.17848206],</text:p>
      <text:p text:style-name="Preformatted_20_Text"><text:s text:c="10"/>[ 0.25630394],</text:p>
      <text:p text:style-name="Preformatted_20_Text"><text:s text:c="10"/>[-0.04311321],</text:p>
      <text:p text:style-name="Preformatted_20_Text"><text:s text:c="10"/>[-0.27523988],</text:p>
      <text:p text:style-name="Preformatted_20_Text"><text:s text:c="10"/>[-0.33325708],</text:p>
      <text:p text:style-name="Preformatted_20_Text"><text:s text:c="10"/>[ 0.0042709 ],</text:p>
      <text:p text:style-name="Preformatted_20_Text"><text:s text:c="10"/>[ 0.11270231],</text:p>
      <text:p text:style-name="Preformatted_20_Text"><text:s text:c="10"/>[-0.31171194],</text:p>
      <text:p text:style-name="Preformatted_20_Text"><text:s text:c="10"/>[ 0.1737009 ],</text:p>
      <text:p text:style-name="Preformatted_20_Text"><text:s text:c="10"/>[ 0.17715894],</text:p>
      <text:p text:style-name="Preformatted_20_Text"><text:s text:c="10"/>[-0.1839033 ],</text:p>
      <text:p text:style-name="Preformatted_20_Text"><text:s text:c="10"/>[-0.12697248],</text:p>
      <text:p text:style-name="Preformatted_20_Text"><text:s text:c="10"/>[-0.21996562],</text:p>
      <text:p text:style-name="Preformatted_20_Text"><text:s text:c="10"/>[ 0.09200659],</text:p>
      <text:p text:style-name="Preformatted_20_Text"><text:s text:c="10"/>[-0.2849487 ],</text:p>
      <text:p text:style-name="Preformatted_20_Text"><text:s text:c="10"/>[ 0.20301616],</text:p>
      <text:p text:style-name="Preformatted_20_Text"><text:s text:c="10"/>[ 0.14039727],</text:p>
      <text:p text:style-name="Preformatted_20_Text"><text:s text:c="10"/>[ 0.22436336],</text:p>
      <text:p text:style-name="Preformatted_20_Text"><text:s text:c="10"/>[ 0.18568483],</text:p>
      <text:p text:style-name="Preformatted_20_Text"><text:s text:c="10"/>[-0.25645792],</text:p>
      <text:p text:style-name="Preformatted_20_Text"><text:s text:c="10"/>[ 0.04040308],</text:p>
      <text:p text:style-name="Preformatted_20_Text"><text:s text:c="10"/>[ 0.20209137],</text:p>
      <text:p text:style-name="Preformatted_20_Text"><text:s text:c="10"/>[-0.09043664],</text:p>
      <text:p text:style-name="Preformatted_20_Text"><text:s text:c="10"/>[ 0.2598156 ],</text:p>
      <text:p text:style-name="Preformatted_20_Text"><text:soft-page-break/><text:s text:c="10"/>[-0.1524732 ],</text:p>
      <text:p text:style-name="Preformatted_20_Text"><text:s text:c="10"/>[-0.01925279],</text:p>
      <text:p text:style-name="Preformatted_20_Text"><text:s text:c="10"/>[-0.1743661 ]], dtype=float32),</text:p>
      <text:p text:style-name="Preformatted_20_Text"><text:s text:c="3"/>array([0.12458414], dtype=float32)],</text:p>
      <text:p text:style-name="Preformatted_20_Text"><text:s text:c="2"/>[array([[ 0.01477729, -0.01195632, -0.07752753, ..., -0.04498921,</text:p>
      <text:p text:style-name="Preformatted_20_Text"><text:s text:c="11"/>-0.06184961, <text:s/>0.07854612],</text:p>
      <text:p text:style-name="Preformatted_20_Text"><text:s text:c="10"/>[-0.01454516, <text:s/>0.09418524, <text:s/>0.04597507, ..., <text:s/>0.12231814,</text:p>
      <text:p text:style-name="Preformatted_20_Text"><text:s text:c="12"/>0.00237492, -0.00433262],</text:p>
      <text:p text:style-name="Preformatted_20_Text"><text:s text:c="10"/>[ 0.03020669, -0.10855537, <text:s/>0.109938 <text:s/>, ..., -0.05559979,</text:p>
      <text:p text:style-name="Preformatted_20_Text"><text:s text:c="11"/>-0.1204584 , <text:s/>0.11360143],</text:p>
      <text:p text:style-name="Preformatted_20_Text"><text:s text:c="10"/>...,</text:p>
      <text:p text:style-name="Preformatted_20_Text"><text:s text:c="10"/>[-0.00735842, -0.05949197, <text:s/>0.07535719, ..., -0.06267 <text:s text:c="2"/>,</text:p>
      <text:p text:style-name="Preformatted_20_Text"><text:s text:c="11"/>-0.0809079 , <text:s/>0.0496561 ],</text:p>
      <text:p text:style-name="Preformatted_20_Text"><text:s text:c="10"/>[-0.03098744, -0.07968681, -0.04810318, ..., <text:s/>0.09177282,</text:p>
      <text:p text:style-name="Preformatted_20_Text"><text:s text:c="11"/>-0.10256201, -0.05930766],</text:p>
      <text:p text:style-name="Preformatted_20_Text"><text:s text:c="10"/>[ 0.10646228, <text:s/>0.11859259, -0.01824272, ..., <text:s/>0.01537114,</text:p>
      <text:p text:style-name="Preformatted_20_Text"><text:s text:c="12"/>0.03888492, -0.02143431]], dtype=float32),</text:p>
      <text:p text:style-name="Preformatted_20_Text"><text:s text:c="3"/>array([ 9.7152084e-04, <text:s/>4.6878061e-03, -4.2142808e-03, <text:s/>1.7462661e-03,</text:p>
      <text:p text:style-name="Preformatted_20_Text"><text:s text:c="10"/>-2.0063961e-02, -1.9089567e-02, -3.9181006e-03, -4.3605012e-03,</text:p>
      <text:p text:style-name="Preformatted_20_Text"><text:s text:c="10"/>-9.0558352e-03, <text:s/>7.0899124e-03, <text:s/>5.8109448e-03, -2.6073446e-04,</text:p>
      <text:p text:style-name="Preformatted_20_Text"><text:s text:c="10"/>-1.0021973e-03, -2.3284664e-04, <text:s/>6.9648949e-03, <text:s/>2.1040096e-04,</text:p>
      <text:p text:style-name="Preformatted_20_Text"><text:s text:c="10"/>-7.4028615e-03, -2.8324730e-03, -3.1594601e-03, <text:s/>2.9221865e-05,</text:p>
      <text:p text:style-name="Preformatted_20_Text"><text:s text:c="11"/>3.3869981e-03, -3.8504114e-03, -8.6282259e-03, -8.7803770e-03,</text:p>
      <text:p text:style-name="Preformatted_20_Text"><text:s text:c="11"/>8.3699543e-04, -2.2870111e-03, -7.8149457e-03, -1.5441394e-02,</text:p>
      <text:p text:style-name="Preformatted_20_Text"><text:s text:c="11"/>2.4414214e-04, -9.3795061e-03, -9.9052535e-03, -2.5044724e-02,</text:p>
      <text:p text:style-name="Preformatted_20_Text"><text:s text:c="10"/>-9.1421884e-04, -5.1504310e-04, <text:s/>3.0180651e-03, <text:s/>3.2406717e-03,</text:p>
      <text:p text:style-name="Preformatted_20_Text"><text:s text:c="11"/>1.0478178e-02, -5.4683839e-03, <text:s/>2.2009049e-04, <text:s/>3.2321294e-03,</text:p>
      <text:p text:style-name="Preformatted_20_Text"><text:s text:c="11"/>3.1680812e-03, -2.0391906e-02, <text:s/>5.2927481e-03, <text:s/>1.7073826e-04,</text:p>
      <text:p text:style-name="Preformatted_20_Text"><text:s text:c="10"/>-5.4067704e-03, -1.8771806e-04, <text:s/>5.3960686e-03, -1.4167824e-02,</text:p>
      <text:p text:style-name="Preformatted_20_Text"><text:s text:c="10"/>-9.7766928e-03, <text:s/>1.0922089e-03, -4.5424658e-03, <text:s/>4.3378177e-04,</text:p>
      <text:p text:style-name="Preformatted_20_Text"><text:s text:c="10"/>-6.4579393e-03, -6.3157133e-03, -7.7486997e-03, -2.6959965e-03,</text:p>
      <text:p text:style-name="Preformatted_20_Text"><text:s text:c="10"/>-3.4134183e-03, -3.9910381e-03, -4.5615300e-03, <text:s/>7.8767727e-05,</text:p>
      <text:p text:style-name="Preformatted_20_Text"><text:s text:c="10"/>-8.6260503e-03, <text:s/>1.1010391e-02, -3.5241866e-03, -5.7759257e-03],</text:p>
      <text:p text:style-name="Preformatted_20_Text"><text:s text:c="9"/>dtype=float32),</text:p>
      <text:p text:style-name="Preformatted_20_Text"><text:s text:c="3"/>array([[-0.24891843, -0.02286899, <text:s/>0.06126104, ..., -0.11655648,</text:p>
      <text:p text:style-name="Preformatted_20_Text"><text:s text:c="11"/>-0.01857517, <text:s/>0.2066337 ],</text:p>
      <text:p text:style-name="Preformatted_20_Text"><text:s text:c="10"/>[-0.18353987, <text:s/>0.02884725, -0.17435339, ..., <text:s/>0.11360227,</text:p>
      <text:p text:style-name="Preformatted_20_Text"><text:s text:c="11"/>-0.21813306, <text:s/>0.14556885],</text:p>
      <text:p text:style-name="Preformatted_20_Text"><text:s text:c="10"/>[-0.12695698, <text:s/>0.03483671, -0.09690569, ..., -0.10351051,</text:p>
      <text:p text:style-name="Preformatted_20_Text"><text:s text:c="12"/>0.14675514, <text:s/>0.04258052],</text:p>
      <text:p text:style-name="Preformatted_20_Text"><text:s text:c="10"/>...,</text:p>
      <text:p text:style-name="Preformatted_20_Text"><text:s text:c="10"/>[ 0.0937269 , -0.01655035, -0.16644248, ..., <text:s/>0.07016862,</text:p>
      <text:p text:style-name="Preformatted_20_Text"><text:s text:c="11"/>-0.17686933, <text:s/>0.14743188],</text:p>
      <text:p text:style-name="Preformatted_20_Text"><text:s text:c="10"/>[-0.22849819, <text:s/>0.10832904, <text:s/>0.1542927 , ..., <text:s/>0.04580789,</text:p>
      <text:p text:style-name="Preformatted_20_Text"><text:s text:c="12"/>0.16817477, <text:s/>0.02974003],</text:p>
      <text:p text:style-name="Preformatted_20_Text"><text:s text:c="10"/>[-0.03543215, <text:s/>0.1234647 , -0.18968394, ..., -0.1857577 ,</text:p>
      <text:p text:style-name="Preformatted_20_Text"><text:s text:c="11"/>-0.00487647, -0.2504685 ]], dtype=float32),</text:p>
      <text:p text:style-name="Preformatted_20_Text"><text:s text:c="3"/>array([ 0.00200969, -0.00049146, -0.01561232, -0.00720419, <text:s/>0.01951604,</text:p>
      <text:p text:style-name="Preformatted_20_Text"><text:s text:c="10"/>-0.00983159, <text:s/>0.02272806, -0.00150156, -0.02425455, -0.0327327 ,</text:p>
      <text:p text:style-name="Preformatted_20_Text"><text:s text:c="10"/>-0.0002441 , <text:s/>0.00690572, -0.02386788, <text:s/>0.01220562, -0.00120506,</text:p>
      <text:p text:style-name="Preformatted_20_Text"><text:s text:c="10"/>-0.02043917, -0.02754055, -0.01980156, <text:s/>0.00609516, -0.01948617,</text:p>
      <text:p text:style-name="Preformatted_20_Text"><text:s text:c="10"/>-0.00796799, <text:s/>0.00169669, <text:s/>0.00662277, <text:s/>0.01451432, -0.04554285,</text:p>
      <text:p text:style-name="Preformatted_20_Text"><text:s text:c="11"/>0.00025017, <text:s/>0.00551653, -0.00588294, <text:s/>0.01535178, -0.02753495,</text:p>
      <text:p text:style-name="Preformatted_20_Text"><text:s text:c="10"/>-0.00355686, -0.02355243], dtype=float32),</text:p>
      <text:p text:style-name="Preformatted_20_Text"><text:s text:c="3"/>array([[ 0.35964835],</text:p>
      <text:p text:style-name="Preformatted_20_Text"><text:s text:c="10"/>[ 0.09662819],</text:p>
      <text:p text:style-name="Preformatted_20_Text"><text:s text:c="10"/>[-0.2758926 ],</text:p>
      <text:p text:style-name="Preformatted_20_Text"><text:s text:c="10"/>[-0.13700382],</text:p>
      <text:p text:style-name="Preformatted_20_Text"><text:s text:c="10"/>[ 0.20484136],</text:p>
      <text:p text:style-name="Preformatted_20_Text"><text:s text:c="10"/>[-0.18029451],</text:p>
      <text:p text:style-name="Preformatted_20_Text"><text:s text:c="10"/>[ 0.22061731],</text:p>
      <text:p text:style-name="Preformatted_20_Text"><text:s text:c="10"/>[-0.05680359],</text:p>
      <text:p text:style-name="Preformatted_20_Text"><text:s text:c="10"/>[-0.29056218],</text:p>
      <text:p text:style-name="Preformatted_20_Text"><text:s text:c="10"/>[-0.33951008],</text:p>
      <text:p text:style-name="Preformatted_20_Text"><text:soft-page-break/><text:s text:c="10"/>[-0.00242675],</text:p>
      <text:p text:style-name="Preformatted_20_Text"><text:s text:c="10"/>[ 0.11953148],</text:p>
      <text:p text:style-name="Preformatted_20_Text"><text:s text:c="10"/>[-0.33142507],</text:p>
      <text:p text:style-name="Preformatted_20_Text"><text:s text:c="10"/>[ 0.18425412],</text:p>
      <text:p text:style-name="Preformatted_20_Text"><text:s text:c="10"/>[ 0.18145008],</text:p>
      <text:p text:style-name="Preformatted_20_Text"><text:s text:c="10"/>[-0.19147621],</text:p>
      <text:p text:style-name="Preformatted_20_Text"><text:s text:c="10"/>[-0.14846122],</text:p>
      <text:p text:style-name="Preformatted_20_Text"><text:s text:c="10"/>[-0.22264072],</text:p>
      <text:p text:style-name="Preformatted_20_Text"><text:s text:c="10"/>[ 0.09830214],</text:p>
      <text:p text:style-name="Preformatted_20_Text"><text:s text:c="10"/>[-0.30817467],</text:p>
      <text:p text:style-name="Preformatted_20_Text"><text:s text:c="10"/>[ 0.18330921],</text:p>
      <text:p text:style-name="Preformatted_20_Text"><text:s text:c="10"/>[ 0.13958384],</text:p>
      <text:p text:style-name="Preformatted_20_Text"><text:s text:c="10"/>[ 0.22400889],</text:p>
      <text:p text:style-name="Preformatted_20_Text"><text:s text:c="10"/>[ 0.20807281],</text:p>
      <text:p text:style-name="Preformatted_20_Text"><text:s text:c="10"/>[-0.26772535],</text:p>
      <text:p text:style-name="Preformatted_20_Text"><text:s text:c="10"/>[ 0.03772727],</text:p>
      <text:p text:style-name="Preformatted_20_Text"><text:s text:c="10"/>[ 0.2120662 ],</text:p>
      <text:p text:style-name="Preformatted_20_Text"><text:s text:c="10"/>[-0.09091014],</text:p>
      <text:p text:style-name="Preformatted_20_Text"><text:s text:c="10"/>[ 0.2545187 ],</text:p>
      <text:p text:style-name="Preformatted_20_Text"><text:s text:c="10"/>[-0.18636027],</text:p>
      <text:p text:style-name="Preformatted_20_Text"><text:s text:c="10"/>[-0.02158126],</text:p>
      <text:p text:style-name="Preformatted_20_Text"><text:s text:c="10"/>[-0.18168226]], dtype=float32),</text:p>
      <text:p text:style-name="Preformatted_20_Text"><text:s text:c="3"/>array([0.12401331], dtype=float32)],</text:p>
      <text:p text:style-name="Preformatted_20_Text"><text:s text:c="2"/>[array([[ 0.01731124, -0.00719422, -0.07478722, ..., -0.04256077,</text:p>
      <text:p text:style-name="Preformatted_20_Text"><text:s text:c="11"/>-0.06109981, <text:s/>0.07741877],</text:p>
      <text:p text:style-name="Preformatted_20_Text"><text:s text:c="10"/>[-0.01227187, <text:s/>0.09843508, <text:s/>0.04997209, ..., <text:s/>0.12120442,</text:p>
      <text:p text:style-name="Preformatted_20_Text"><text:s text:c="12"/>0.00307647, -0.00444447],</text:p>
      <text:p text:style-name="Preformatted_20_Text"><text:s text:c="10"/>[ 0.0318257 , -0.1033921 , <text:s/>0.11372262, ..., -0.05512954,</text:p>
      <text:p text:style-name="Preformatted_20_Text"><text:s text:c="11"/>-0.11972544, <text:s/>0.1141974 ],</text:p>
      <text:p text:style-name="Preformatted_20_Text"><text:s text:c="10"/>...,</text:p>
      <text:p text:style-name="Preformatted_20_Text"><text:s text:c="10"/>[-0.00544643, -0.05686098, <text:s/>0.07832182, ..., -0.05900049,</text:p>
      <text:p text:style-name="Preformatted_20_Text"><text:s text:c="11"/>-0.08152198, <text:s/>0.04684749],</text:p>
      <text:p text:style-name="Preformatted_20_Text"><text:s text:c="10"/>[-0.02864935, -0.07614814, -0.04611302, ..., <text:s/>0.09446553,</text:p>
      <text:p text:style-name="Preformatted_20_Text"><text:s text:c="11"/>-0.1023917 , -0.06170027],</text:p>
      <text:p text:style-name="Preformatted_20_Text"><text:s text:c="10"/>[ 0.11234084, <text:s/>0.12329037, -0.01415898, ..., <text:s/>0.01844235,</text:p>
      <text:p text:style-name="Preformatted_20_Text"><text:s text:c="12"/>0.03919813, -0.02575598]], dtype=float32),</text:p>
      <text:p text:style-name="Preformatted_20_Text"><text:s text:c="3"/>array([ 4.07936936e-03, <text:s/>1.04862526e-02, <text:s/>1.13561447e-03, <text:s/>5.45852771e-03,</text:p>
      <text:p text:style-name="Preformatted_20_Text"><text:s text:c="10"/>-2.55951025e-02, -1.73871219e-02, -7.29980366e-03, -1.66144059e-03,</text:p>
      <text:p text:style-name="Preformatted_20_Text"><text:s text:c="10"/>-1.59747805e-02, <text:s/>6.88020664e-04, <text:s/>5.25062531e-03, -7.26801436e-03,</text:p>
      <text:p text:style-name="Preformatted_20_Text"><text:s text:c="11"/>2.58340151e-03, -3.11536505e-03, <text:s/>7.17041781e-03, <text:s/>1.43751525e-03,</text:p>
      <text:p text:style-name="Preformatted_20_Text"><text:s text:c="10"/>-4.42801276e-03, -3.08839045e-03, -9.51864105e-03, -1.72954414e-03,</text:p>
      <text:p text:style-name="Preformatted_20_Text"><text:s text:c="11"/>4.35562758e-03, <text:s/>3.31337121e-03, -6.29898533e-03, -7.97213800e-03,</text:p>
      <text:p text:style-name="Preformatted_20_Text"><text:s text:c="11"/>4.19433089e-03, -3.84690124e-03, -7.04490440e-03, -1.09932600e-02,</text:p>
      <text:p text:style-name="Preformatted_20_Text"><text:s text:c="11"/>2.25975527e-03, -6.92062918e-03, -1.34452665e-02, -3.01283188e-02,</text:p>
      <text:p text:style-name="Preformatted_20_Text"><text:s text:c="11"/>2.13875552e-03, <text:s/>1.76357199e-03, <text:s/>2.85188621e-03, <text:s/>1.08699910e-02,</text:p>
      <text:p text:style-name="Preformatted_20_Text"><text:s text:c="11"/>1.46395015e-02, -4.51498013e-03, <text:s/>4.55300463e-03, <text:s/>3.42893787e-03,</text:p>
      <text:p text:style-name="Preformatted_20_Text"><text:s text:c="11"/>3.87221645e-03, -3.15634049e-02, <text:s/>4.18644771e-03, -4.29387001e-04,</text:p>
      <text:p text:style-name="Preformatted_20_Text"><text:s text:c="10"/>-5.87998191e-03, <text:s/>5.04039554e-03, <text:s/>7.24821677e-03, -1.35539835e-02,</text:p>
      <text:p text:style-name="Preformatted_20_Text"><text:s text:c="10"/>-1.03447856e-02, -1.63381876e-04, -8.23049527e-03, <text:s/>3.51434387e-03,</text:p>
      <text:p text:style-name="Preformatted_20_Text"><text:s text:c="10"/>-6.23425841e-03, -3.13433632e-03, -6.70057861e-03, -4.82033333e-03,</text:p>
      <text:p text:style-name="Preformatted_20_Text"><text:s text:c="10"/>-8.96939822e-03, -2.16414174e-03, <text:s/>2.02707550e-03, -2.59012359e-05,</text:p>
      <text:p text:style-name="Preformatted_20_Text"><text:s text:c="10"/>-1.19540440e-02, <text:s/>9.08477139e-03, -8.06414988e-03, -6.81910198e-03],</text:p>
      <text:p text:style-name="Preformatted_20_Text"><text:s text:c="9"/>dtype=float32),</text:p>
      <text:p text:style-name="Preformatted_20_Text"><text:s text:c="3"/>array([[-0.24933296, -0.02288379, <text:s/>0.06371474, ..., -0.1178655 ,</text:p>
      <text:p text:style-name="Preformatted_20_Text"><text:s text:c="11"/>-0.0185449 , <text:s/>0.20602125],</text:p>
      <text:p text:style-name="Preformatted_20_Text"><text:s text:c="10"/>[-0.1835802 , <text:s/>0.02932553, -0.17417865, ..., <text:s/>0.11167742,</text:p>
      <text:p text:style-name="Preformatted_20_Text"><text:s text:c="11"/>-0.2183045 , <text:s/>0.14522646],</text:p>
      <text:p text:style-name="Preformatted_20_Text"><text:s text:c="10"/>[-0.12984264, <text:s/>0.0344678 , -0.09680321, ..., -0.10385564,</text:p>
      <text:p text:style-name="Preformatted_20_Text"><text:s text:c="12"/>0.14663008, <text:s/>0.04274506],</text:p>
      <text:p text:style-name="Preformatted_20_Text"><text:s text:c="10"/>...,</text:p>
      <text:p text:style-name="Preformatted_20_Text"><text:s text:c="10"/>[ 0.0942551 , -0.01565424, -0.16446346, ..., <text:s/>0.06488177,</text:p>
      <text:p text:style-name="Preformatted_20_Text"><text:s text:c="11"/>-0.17722663, <text:s/>0.14494136],</text:p>
      <text:p text:style-name="Preformatted_20_Text"><text:s text:c="10"/>[-0.22780795, <text:s/>0.1083587 , <text:s/>0.15326095, ..., <text:s/>0.04433732,</text:p>
      <text:p text:style-name="Preformatted_20_Text"><text:s text:c="12"/>0.16809884, <text:s/>0.0286105 ],</text:p>
      <text:p text:style-name="Preformatted_20_Text"><text:soft-page-break/><text:s text:c="10"/>[-0.03708332, <text:s/>0.12412886, -0.18780369, ..., -0.18466209,</text:p>
      <text:p text:style-name="Preformatted_20_Text"><text:s text:c="11"/>-0.00482489, -0.24814032]], dtype=float32),</text:p>
      <text:p text:style-name="Preformatted_20_Text"><text:s text:c="3"/>array([-6.1032258e-04, -6.1169447e-04, -9.4938162e-04, <text:s/>1.4924391e-03,</text:p>
      <text:p text:style-name="Preformatted_20_Text"><text:s text:c="11"/>2.0126978e-02, -5.5132611e-03, <text:s/>3.6402434e-02, -2.6676168e-03,</text:p>
      <text:p text:style-name="Preformatted_20_Text"><text:s text:c="10"/>-3.3417277e-02, -4.5881391e-02, -3.5140367e-04, <text:s/>1.7252073e-02,</text:p>
      <text:p text:style-name="Preformatted_20_Text"><text:s text:c="10"/>-3.7474487e-02, <text:s/>2.1995164e-02, -4.8706308e-04, -1.3810636e-02,</text:p>
      <text:p text:style-name="Preformatted_20_Text"><text:s text:c="10"/>-3.1534765e-02, -2.9862549e-02, <text:s/>4.8721363e-03, -2.7657585e-02,</text:p>
      <text:p text:style-name="Preformatted_20_Text"><text:s text:c="10"/>-3.8636327e-03, <text:s/>1.8466936e-03, <text:s/>1.2135257e-02, <text:s/>1.4518885e-02,</text:p>
      <text:p text:style-name="Preformatted_20_Text"><text:s text:c="10"/>-5.2234370e-02, -4.2067459e-05, <text:s/>2.7199048e-03, -4.2244340e-03,</text:p>
      <text:p text:style-name="Preformatted_20_Text"><text:s text:c="11"/>2.4601288e-02, -3.2781232e-02, -3.2060235e-03, -2.3171017e-02],</text:p>
      <text:p text:style-name="Preformatted_20_Text"><text:s text:c="9"/>dtype=float32),</text:p>
      <text:p text:style-name="Preformatted_20_Text"><text:s text:c="3"/>array([[ 0.35557756],</text:p>
      <text:p text:style-name="Preformatted_20_Text"><text:s text:c="10"/>[ 0.09581347],</text:p>
      <text:p text:style-name="Preformatted_20_Text"><text:s text:c="10"/>[-0.27574643],</text:p>
      <text:p text:style-name="Preformatted_20_Text"><text:s text:c="10"/>[-0.14771959],</text:p>
      <text:p text:style-name="Preformatted_20_Text"><text:s text:c="10"/>[ 0.22053148],</text:p>
      <text:p text:style-name="Preformatted_20_Text"><text:s text:c="10"/>[-0.17964576],</text:p>
      <text:p text:style-name="Preformatted_20_Text"><text:s text:c="10"/>[ 0.25054216],</text:p>
      <text:p text:style-name="Preformatted_20_Text"><text:s text:c="10"/>[-0.05243103],</text:p>
      <text:p text:style-name="Preformatted_20_Text"><text:s text:c="10"/>[-0.27149454],</text:p>
      <text:p text:style-name="Preformatted_20_Text"><text:s text:c="10"/>[-0.3310306 ],</text:p>
      <text:p text:style-name="Preformatted_20_Text"><text:s text:c="10"/>[ 0.00346401],</text:p>
      <text:p text:style-name="Preformatted_20_Text"><text:s text:c="10"/>[ 0.13677424],</text:p>
      <text:p text:style-name="Preformatted_20_Text"><text:s text:c="10"/>[-0.32434848],</text:p>
      <text:p text:style-name="Preformatted_20_Text"><text:s text:c="10"/>[ 0.19237664],</text:p>
      <text:p text:style-name="Preformatted_20_Text"><text:s text:c="10"/>[ 0.18180661],</text:p>
      <text:p text:style-name="Preformatted_20_Text"><text:s text:c="10"/>[-0.20175211],</text:p>
      <text:p text:style-name="Preformatted_20_Text"><text:s text:c="10"/>[-0.12777066],</text:p>
      <text:p text:style-name="Preformatted_20_Text"><text:s text:c="10"/>[-0.20510441],</text:p>
      <text:p text:style-name="Preformatted_20_Text"><text:s text:c="10"/>[ 0.10140032],</text:p>
      <text:p text:style-name="Preformatted_20_Text"><text:s text:c="10"/>[-0.30133924],</text:p>
      <text:p text:style-name="Preformatted_20_Text"><text:s text:c="10"/>[ 0.17300722],</text:p>
      <text:p text:style-name="Preformatted_20_Text"><text:s text:c="10"/>[ 0.14070302],</text:p>
      <text:p text:style-name="Preformatted_20_Text"><text:s text:c="10"/>[ 0.21731608],</text:p>
      <text:p text:style-name="Preformatted_20_Text"><text:s text:c="10"/>[ 0.20031187],</text:p>
      <text:p text:style-name="Preformatted_20_Text"><text:s text:c="10"/>[-0.24860168],</text:p>
      <text:p text:style-name="Preformatted_20_Text"><text:s text:c="10"/>[ 0.03649025],</text:p>
      <text:p text:style-name="Preformatted_20_Text"><text:s text:c="10"/>[ 0.19392765],</text:p>
      <text:p text:style-name="Preformatted_20_Text"><text:s text:c="10"/>[-0.09108035],</text:p>
      <text:p text:style-name="Preformatted_20_Text"><text:s text:c="10"/>[ 0.25279814],</text:p>
      <text:p text:style-name="Preformatted_20_Text"><text:s text:c="10"/>[-0.1462096 ],</text:p>
      <text:p text:style-name="Preformatted_20_Text"><text:s text:c="10"/>[-0.0239111 ],</text:p>
      <text:p text:style-name="Preformatted_20_Text"><text:s text:c="10"/>[-0.16972508]], dtype=float32),</text:p>
      <text:p text:style-name="Preformatted_20_Text"><text:s text:c="3"/>array([0.14780793], dtype=float32)],</text:p>
      <text:p text:style-name="Preformatted_20_Text"><text:s text:c="2"/>[array([[ 0.02267865, -0.00119126, -0.07499976, ..., -0.04060612,</text:p>
      <text:p text:style-name="Preformatted_20_Text"><text:s text:c="11"/>-0.06716058, <text:s/>0.06906373],</text:p>
      <text:p text:style-name="Preformatted_20_Text"><text:s text:c="10"/>[-0.01196186, <text:s/>0.09902941, <text:s/>0.047183 <text:s/>, ..., <text:s/>0.12337664,</text:p>
      <text:p text:style-name="Preformatted_20_Text"><text:s text:c="12"/>0.00151081, -0.00685187],</text:p>
      <text:p text:style-name="Preformatted_20_Text"><text:s text:c="10"/>[ 0.02946619, -0.10653023, <text:s/>0.11190937, ..., -0.05726192,</text:p>
      <text:p text:style-name="Preformatted_20_Text"><text:s text:c="11"/>-0.12030955, <text:s/>0.11439873],</text:p>
      <text:p text:style-name="Preformatted_20_Text"><text:s text:c="10"/>...,</text:p>
      <text:p text:style-name="Preformatted_20_Text"><text:s text:c="10"/>[-0.00822963, -0.0589178 , <text:s/>0.07728687, ..., -0.06565621,</text:p>
      <text:p text:style-name="Preformatted_20_Text"><text:s text:c="11"/>-0.08072545, <text:s/>0.05081639],</text:p>
      <text:p text:style-name="Preformatted_20_Text"><text:s text:c="10"/>[-0.03278978, -0.07777946, -0.04610609, ..., <text:s/>0.0859737 ,</text:p>
      <text:p text:style-name="Preformatted_20_Text"><text:s text:c="11"/>-0.10181415, -0.05677088],</text:p>
      <text:p text:style-name="Preformatted_20_Text"><text:s text:c="10"/>[ 0.10504397, <text:s/>0.12383088, -0.01593303, ..., <text:s/>0.00994459,</text:p>
      <text:p text:style-name="Preformatted_20_Text"><text:s text:c="12"/>0.04028505, -0.01865998]], dtype=float32),</text:p>
      <text:p text:style-name="Preformatted_20_Text"><text:s text:c="3"/>array([ 5.3023128e-03, <text:s/>9.0124765e-03, <text:s/>4.3336381e-03, <text:s/>7.5417134e-04,</text:p>
      <text:p text:style-name="Preformatted_20_Text"><text:s text:c="10"/>-2.6878797e-02, -2.5068825e-02, -6.5600490e-03, <text:s/>2.4433620e-03,</text:p>
      <text:p text:style-name="Preformatted_20_Text"><text:s text:c="10"/>-1.8710969e-02, <text:s/>3.4404309e-03, <text:s/>4.4388953e-04, -6.2538274e-03,</text:p>
      <text:p text:style-name="Preformatted_20_Text"><text:s text:c="10"/>-8.5980180e-05, <text:s/>1.7480168e-02, <text:s/>2.1417481e-03, <text:s/>3.0275364e-03,</text:p>
      <text:p text:style-name="Preformatted_20_Text"><text:s text:c="10"/>-6.9489777e-03, -5.6295861e-03, -2.2828367e-03, -1.2360333e-03,</text:p>
      <text:p text:style-name="Preformatted_20_Text"><text:s text:c="11"/>2.5107947e-03, <text:s/>1.7515572e-03, -4.3558376e-03, -6.3831168e-03,</text:p>
      <text:p text:style-name="Preformatted_20_Text"><text:s text:c="10"/>-1.0713098e-03, -4.5744637e-03, -7.7593494e-03, -1.4868733e-02,</text:p>
      <text:p text:style-name="Preformatted_20_Text"><text:soft-page-break/><text:s text:c="10"/>-4.8408173e-03, -1.0428059e-02, -1.0336741e-02, -3.0158252e-02,</text:p>
      <text:p text:style-name="Preformatted_20_Text"><text:s text:c="10"/>-7.7054335e-04, -2.9494027e-03, -2.6527140e-03, -2.2321369e-04,</text:p>
      <text:p text:style-name="Preformatted_20_Text"><text:s text:c="11"/>2.4245905e-03, -1.6932340e-02, <text:s/>3.3301078e-03, <text:s/>2.0679971e-03,</text:p>
      <text:p text:style-name="Preformatted_20_Text"><text:s text:c="10"/>-2.4084602e-03, -2.3980495e-02, <text:s/>1.2616873e-02, -1.0019931e-03,</text:p>
      <text:p text:style-name="Preformatted_20_Text"><text:s text:c="10"/>-9.5534483e-03, -4.3129507e-03, <text:s/>1.2529274e-02, -2.1795152e-02,</text:p>
      <text:p text:style-name="Preformatted_20_Text"><text:s text:c="10"/>-4.4625225e-03, -1.6333794e-04, -7.9620788e-03, <text:s/>2.6882945e-03,</text:p>
      <text:p text:style-name="Preformatted_20_Text"><text:s text:c="10"/>-1.3176752e-02, -2.3889341e-03, -5.4291133e-03, <text:s/>1.2143055e-03,</text:p>
      <text:p text:style-name="Preformatted_20_Text"><text:s text:c="10"/>-3.7658294e-03, -4.7992598e-03, -7.5774826e-04, <text:s/>7.5269793e-04,</text:p>
      <text:p text:style-name="Preformatted_20_Text"><text:s text:c="10"/>-1.5786543e-02, <text:s/>1.0840891e-02, -1.1338316e-02, -1.1855660e-02],</text:p>
      <text:p text:style-name="Preformatted_20_Text"><text:s text:c="9"/>dtype=float32),</text:p>
      <text:p text:style-name="Preformatted_20_Text"><text:s text:c="3"/>array([[-0.24945821, -0.02297744, <text:s/>0.06104722, ..., -0.1183117 ,</text:p>
      <text:p text:style-name="Preformatted_20_Text"><text:s text:c="11"/>-0.01819596, <text:s/>0.20430289],</text:p>
      <text:p text:style-name="Preformatted_20_Text"><text:s text:c="10"/>[-0.18379791, <text:s/>0.02887134, -0.17623936, ..., <text:s/>0.11210456,</text:p>
      <text:p text:style-name="Preformatted_20_Text"><text:s text:c="11"/>-0.21828812, <text:s/>0.1447664 ],</text:p>
      <text:p text:style-name="Preformatted_20_Text"><text:s text:c="10"/>[-0.12841074, <text:s/>0.03484879, -0.09743782, ..., -0.1030657 ,</text:p>
      <text:p text:style-name="Preformatted_20_Text"><text:s text:c="12"/>0.14675608, <text:s/>0.0438878 ],</text:p>
      <text:p text:style-name="Preformatted_20_Text"><text:s text:c="10"/>...,</text:p>
      <text:p text:style-name="Preformatted_20_Text"><text:s text:c="10"/>[ 0.0909792 , -0.01660821, -0.16910033, ..., <text:s/>0.06981397,</text:p>
      <text:p text:style-name="Preformatted_20_Text"><text:s text:c="11"/>-0.17651646, <text:s/>0.14724365],</text:p>
      <text:p text:style-name="Preformatted_20_Text"><text:s text:c="10"/>[-0.22893965, <text:s/>0.10808607, <text:s/>0.15416043, ..., <text:s/>0.04517607,</text:p>
      <text:p text:style-name="Preformatted_20_Text"><text:s text:c="12"/>0.16824375, <text:s/>0.02882217],</text:p>
      <text:p text:style-name="Preformatted_20_Text"><text:s text:c="10"/>[-0.0391398 , <text:s/>0.12362774, -0.18948413, ..., -0.18491122,</text:p>
      <text:p text:style-name="Preformatted_20_Text"><text:s text:c="11"/>-0.00477953, -0.24979837]], dtype=float32),</text:p>
      <text:p text:style-name="Preformatted_20_Text"><text:s text:c="3"/>array([-0.00709736, -0.00022829, -0.02246535, -0.00391296, <text:s/>0.01830999,</text:p>
      <text:p text:style-name="Preformatted_20_Text"><text:s text:c="10"/>-0.00609713, <text:s/>0.02268466, -0.00346846, -0.04453114, -0.03655163,</text:p>
      <text:p text:style-name="Preformatted_20_Text"><text:s text:c="10"/>-0.00039649, <text:s/>0.01296869, -0.04091402, <text:s/>0.01428162, <text:s/>0.00234903,</text:p>
      <text:p text:style-name="Preformatted_20_Text"><text:s text:c="10"/>-0.01111677, -0.02992624, -0.01715627, <text:s/>0.00252741, -0.03083284,</text:p>
      <text:p text:style-name="Preformatted_20_Text"><text:s text:c="10"/>-0.00399985, <text:s/>0.01079657, <text:s/>0.01189142, <text:s/>0.01328683, -0.03340074,</text:p>
      <text:p text:style-name="Preformatted_20_Text"><text:s text:c="10"/>-0.00044622, -0.00654524, -0.00517663, <text:s/>0.02121461, -0.03154378,</text:p>
      <text:p text:style-name="Preformatted_20_Text"><text:s text:c="10"/>-0.00222828, -0.02535433], dtype=float32),</text:p>
      <text:p text:style-name="Preformatted_20_Text"><text:s text:c="3"/>array([[ 0.36105308],</text:p>
      <text:p text:style-name="Preformatted_20_Text"><text:s text:c="10"/>[ 0.0972103 ],</text:p>
      <text:p text:style-name="Preformatted_20_Text"><text:s text:c="10"/>[-0.27964756],</text:p>
      <text:p text:style-name="Preformatted_20_Text"><text:s text:c="10"/>[-0.14218593],</text:p>
      <text:p text:style-name="Preformatted_20_Text"><text:s text:c="10"/>[ 0.20068814],</text:p>
      <text:p text:style-name="Preformatted_20_Text"><text:s text:c="10"/>[-0.18293548],</text:p>
      <text:p text:style-name="Preformatted_20_Text"><text:s text:c="10"/>[ 0.22736447],</text:p>
      <text:p text:style-name="Preformatted_20_Text"><text:s text:c="10"/>[-0.05310305],</text:p>
      <text:p text:style-name="Preformatted_20_Text"><text:s text:c="10"/>[-0.28007013],</text:p>
      <text:p text:style-name="Preformatted_20_Text"><text:s text:c="10"/>[-0.3395919 ],</text:p>
      <text:p text:style-name="Preformatted_20_Text"><text:s text:c="10"/>[-0.0019474 ],</text:p>
      <text:p text:style-name="Preformatted_20_Text"><text:s text:c="10"/>[ 0.12118335],</text:p>
      <text:p text:style-name="Preformatted_20_Text"><text:s text:c="10"/>[-0.3287858 ],</text:p>
      <text:p text:style-name="Preformatted_20_Text"><text:s text:c="10"/>[ 0.17652486],</text:p>
      <text:p text:style-name="Preformatted_20_Text"><text:s text:c="10"/>[ 0.1836192 ],</text:p>
      <text:p text:style-name="Preformatted_20_Text"><text:s text:c="10"/>[-0.19556412],</text:p>
      <text:p text:style-name="Preformatted_20_Text"><text:s text:c="10"/>[-0.16024251],</text:p>
      <text:p text:style-name="Preformatted_20_Text"><text:s text:c="10"/>[-0.21998332],</text:p>
      <text:p text:style-name="Preformatted_20_Text"><text:s text:c="10"/>[ 0.09479426],</text:p>
      <text:p text:style-name="Preformatted_20_Text"><text:s text:c="10"/>[-0.30363417],</text:p>
      <text:p text:style-name="Preformatted_20_Text"><text:s text:c="10"/>[ 0.18674666],</text:p>
      <text:p text:style-name="Preformatted_20_Text"><text:s text:c="10"/>[ 0.14536592],</text:p>
      <text:p text:style-name="Preformatted_20_Text"><text:s text:c="10"/>[ 0.21944156],</text:p>
      <text:p text:style-name="Preformatted_20_Text"><text:s text:c="10"/>[ 0.19973055],</text:p>
      <text:p text:style-name="Preformatted_20_Text"><text:s text:c="10"/>[-0.27291578],</text:p>
      <text:p text:style-name="Preformatted_20_Text"><text:s text:c="10"/>[ 0.03636327],</text:p>
      <text:p text:style-name="Preformatted_20_Text"><text:s text:c="10"/>[ 0.20430037],</text:p>
      <text:p text:style-name="Preformatted_20_Text"><text:s text:c="10"/>[-0.09053757],</text:p>
      <text:p text:style-name="Preformatted_20_Text"><text:s text:c="10"/>[ 0.2603503 ],</text:p>
      <text:p text:style-name="Preformatted_20_Text"><text:s text:c="10"/>[-0.16905032],</text:p>
      <text:p text:style-name="Preformatted_20_Text"><text:s text:c="10"/>[-0.02853411],</text:p>
      <text:p text:style-name="Preformatted_20_Text"><text:s text:c="10"/>[-0.17504768]], dtype=float32),</text:p>
      <text:p text:style-name="Preformatted_20_Text"><text:s text:c="3"/>array([0.12390914], dtype=float32)],</text:p>
      <text:p text:style-name="Preformatted_20_Text"><text:s text:c="2"/>[array([[ 0.03123989, -0.00876113, -0.07397193, ..., -0.04199482,</text:p>
      <text:p text:style-name="Preformatted_20_Text"><text:soft-page-break/><text:s text:c="11"/>-0.06767334, <text:s/>0.06576227],</text:p>
      <text:p text:style-name="Preformatted_20_Text"><text:s text:c="10"/>[-0.00593169, <text:s/>0.09845223, <text:s/>0.04929013, ..., <text:s/>0.12238523,</text:p>
      <text:p text:style-name="Preformatted_20_Text"><text:s text:c="12"/>0.00156636, -0.01055457],</text:p>
      <text:p text:style-name="Preformatted_20_Text"><text:s text:c="10"/>[ 0.03400157, -0.10475983, <text:s/>0.11308316, ..., -0.05477259,</text:p>
      <text:p text:style-name="Preformatted_20_Text"><text:s text:c="11"/>-0.12080168, <text:s/>0.10897906],</text:p>
      <text:p text:style-name="Preformatted_20_Text"><text:s text:c="10"/>...,</text:p>
      <text:p text:style-name="Preformatted_20_Text"><text:s text:c="10"/>[-0.00284613, -0.05578617, <text:s/>0.07841519, ..., -0.06079166,</text:p>
      <text:p text:style-name="Preformatted_20_Text"><text:s text:c="11"/>-0.08215164, <text:s/>0.04830199],</text:p>
      <text:p text:style-name="Preformatted_20_Text"><text:s text:c="10"/>[-0.02366518, -0.0760204 , -0.04487927, ..., <text:s/>0.09321269,</text:p>
      <text:p text:style-name="Preformatted_20_Text"><text:s text:c="11"/>-0.10528785, -0.06282603],</text:p>
      <text:p text:style-name="Preformatted_20_Text"><text:s text:c="10"/>[ 0.11964796, <text:s/>0.12678918, -0.01167794, ..., <text:s/>0.0210225 ,</text:p>
      <text:p text:style-name="Preformatted_20_Text"><text:s text:c="12"/>0.03322452, -0.03044819]], dtype=float32),</text:p>
      <text:p text:style-name="Preformatted_20_Text"><text:s text:c="3"/>array([ 1.00429524e-02, <text:s/>9.94265079e-03, <text:s/>3.94803798e-03, -2.23432505e-03,</text:p>
      <text:p text:style-name="Preformatted_20_Text"><text:s text:c="10"/>-1.99170709e-02, -1.85107831e-02, -7.14016752e-03, -4.74984944e-03,</text:p>
      <text:p text:style-name="Preformatted_20_Text"><text:s text:c="10"/>-1.58334300e-02, <text:s/>3.50830681e-03, <text:s/>2.52745044e-03, <text:s/>1.39489211e-03,</text:p>
      <text:p text:style-name="Preformatted_20_Text"><text:s text:c="10"/>-2.43841700e-04, <text:s/>9.56380332e-04, <text:s/>1.09226918e-02, <text:s/>1.16981729e-03,</text:p>
      <text:p text:style-name="Preformatted_20_Text"><text:s text:c="10"/>-6.80718478e-03, -2.89291376e-03, -5.61331678e-03, -2.45326874e-03,</text:p>
      <text:p text:style-name="Preformatted_20_Text"><text:s text:c="10"/>-4.07205010e-03, -5.02247363e-03, <text:s/>8.05185118e-06, -9.83620621e-03,</text:p>
      <text:p text:style-name="Preformatted_20_Text"><text:s text:c="11"/>1.23641326e-03, -1.59399351e-03, -1.01360390e-02, -1.34546310e-02,</text:p>
      <text:p text:style-name="Preformatted_20_Text"><text:s text:c="11"/>3.83709674e-03, -7.53422594e-03, -1.18951416e-02, -2.39645671e-02,</text:p>
      <text:p text:style-name="Preformatted_20_Text"><text:s text:c="11"/>3.51322495e-04, -6.69012079e-04, <text:s/>3.93321970e-04, <text:s/>5.23361983e-03,</text:p>
      <text:p text:style-name="Preformatted_20_Text"><text:s text:c="10"/>-3.24725453e-03, -1.32673355e-02, -6.93967086e-05, -1.48921204e-03,</text:p>
      <text:p text:style-name="Preformatted_20_Text"><text:s text:c="10"/>-2.69173132e-03, -2.69792192e-02, <text:s/>3.59171769e-03, -1.97811838e-04,</text:p>
      <text:p text:style-name="Preformatted_20_Text"><text:s text:c="10"/>-1.64791308e-02, <text:s/>1.15544279e-03, <text:s/>1.10584507e-02, -1.57774389e-02,</text:p>
      <text:p text:style-name="Preformatted_20_Text"><text:s text:c="10"/>-8.35472811e-03, <text:s/>3.02207703e-03, -5.70648757e-04, <text:s/>5.35482867e-03,</text:p>
      <text:p text:style-name="Preformatted_20_Text"><text:s text:c="10"/>-9.59989335e-03, -3.91065236e-03, -4.20361012e-03, <text:s/>5.70975617e-03,</text:p>
      <text:p text:style-name="Preformatted_20_Text"><text:s text:c="10"/>-4.10026172e-03, -4.69492981e-03, <text:s/>5.52417419e-04, -2.80408002e-03,</text:p>
      <text:p text:style-name="Preformatted_20_Text"><text:s text:c="10"/>-2.06712075e-02, <text:s/>1.29581625e-02, -8.70935898e-03, -9.56027117e-03],</text:p>
      <text:p text:style-name="Preformatted_20_Text"><text:s text:c="9"/>dtype=float32),</text:p>
      <text:p text:style-name="Preformatted_20_Text"><text:s text:c="3"/>array([[-0.25308797, -0.02290707, <text:s/>0.05716851, ..., -0.11732867,</text:p>
      <text:p text:style-name="Preformatted_20_Text"><text:s text:c="11"/>-0.01821578, <text:s/>0.20658179],</text:p>
      <text:p text:style-name="Preformatted_20_Text"><text:s text:c="10"/>[-0.1855297 , <text:s/>0.02797891, -0.17663516, ..., <text:s/>0.11175416,</text:p>
      <text:p text:style-name="Preformatted_20_Text"><text:s text:c="11"/>-0.21849474, <text:s/>0.14579429],</text:p>
      <text:p text:style-name="Preformatted_20_Text"><text:s text:c="10"/>[-0.12795897, <text:s/>0.03445184, -0.10166485, ..., -0.1077516 ,</text:p>
      <text:p text:style-name="Preformatted_20_Text"><text:s text:c="12"/>0.14628454, <text:s/>0.0397954 ],</text:p>
      <text:p text:style-name="Preformatted_20_Text"><text:s text:c="10"/>...,</text:p>
      <text:p text:style-name="Preformatted_20_Text"><text:s text:c="10"/>[ 0.08080821, -0.01789993, -0.1757562 , ..., <text:s/>0.06778131,</text:p>
      <text:p text:style-name="Preformatted_20_Text"><text:s text:c="11"/>-0.17697814, <text:s/>0.1467415 ],</text:p>
      <text:p text:style-name="Preformatted_20_Text"><text:s text:c="10"/>[-0.23105143, <text:s/>0.10775395, <text:s/>0.15111302, ..., <text:s/>0.04259264,</text:p>
      <text:p text:style-name="Preformatted_20_Text"><text:s text:c="12"/>0.16816822, <text:s/>0.02570912],</text:p>
      <text:p text:style-name="Preformatted_20_Text"><text:s text:c="10"/>[-0.03805879, <text:s/>0.12301814, -0.19057357, ..., -0.18910524,</text:p>
      <text:p text:style-name="Preformatted_20_Text"><text:s text:c="11"/>-0.00543182, -0.25264263]], dtype=float32),</text:p>
      <text:p text:style-name="Preformatted_20_Text"><text:s text:c="3"/>array([-6.33027777e-03, -1.67611206e-03, -2.70746276e-02, -2.76965111e-05,</text:p>
      <text:p text:style-name="Preformatted_20_Text"><text:s text:c="11"/>1.54412715e-02, -2.30155955e-03, <text:s/>2.77264342e-02, -3.59829748e-03,</text:p>
      <text:p text:style-name="Preformatted_20_Text"><text:s text:c="10"/>-2.94987597e-02, -3.66494320e-02, <text:s/>3.37885547e-04, <text:s/>1.32992482e-02,</text:p>
      <text:p text:style-name="Preformatted_20_Text"><text:s text:c="10"/>-2.88520493e-02, <text:s/>1.89945903e-02, -9.56746843e-03, -1.51720755e-02,</text:p>
      <text:p text:style-name="Preformatted_20_Text"><text:s text:c="10"/>-3.00403740e-02, -1.79521777e-02, <text:s/>2.16544839e-03, -3.32453139e-02,</text:p>
      <text:p text:style-name="Preformatted_20_Text"><text:s text:c="10"/>-7.31261075e-03, <text:s/>2.77097849e-03, <text:s/>1.46008329e-02, <text:s/>6.43138774e-03,</text:p>
      <text:p text:style-name="Preformatted_20_Text"><text:s text:c="10"/>-5.46385311e-02, -1.37535826e-04, <text:s/>1.30424099e-02, -6.92816498e-03,</text:p>
      <text:p text:style-name="Preformatted_20_Text"><text:s text:c="11"/>1.29514132e-02, -2.92073190e-02, -2.81027006e-03, -2.67626084e-02],</text:p>
      <text:p text:style-name="Preformatted_20_Text"><text:s text:c="9"/>dtype=float32),</text:p>
      <text:p text:style-name="Preformatted_20_Text"><text:s text:c="3"/>array([[ 0.35219297],</text:p>
      <text:p text:style-name="Preformatted_20_Text"><text:s text:c="10"/>[ 0.09491422],</text:p>
      <text:p text:style-name="Preformatted_20_Text"><text:s text:c="10"/>[-0.2664956 ],</text:p>
      <text:p text:style-name="Preformatted_20_Text"><text:s text:c="10"/>[-0.13008149],</text:p>
      <text:p text:style-name="Preformatted_20_Text"><text:s text:c="10"/>[ 0.16638093],</text:p>
      <text:p text:style-name="Preformatted_20_Text"><text:s text:c="10"/>[-0.17786941],</text:p>
      <text:p text:style-name="Preformatted_20_Text"><text:s text:c="10"/>[ 0.24164519],</text:p>
      <text:p text:style-name="Preformatted_20_Text"><text:s text:c="10"/>[-0.04754927],</text:p>
      <text:p text:style-name="Preformatted_20_Text"><text:s text:c="10"/>[-0.25560373],</text:p>
      <text:p text:style-name="Preformatted_20_Text"><text:s text:c="10"/>[-0.319661 <text:s/>],</text:p>
      <text:p text:style-name="Preformatted_20_Text"><text:s text:c="10"/>[-0.01630683],</text:p>
      <text:p text:style-name="Preformatted_20_Text"><text:s text:c="10"/>[ 0.14427863],</text:p>
      <text:p text:style-name="Preformatted_20_Text"><text:s text:c="10"/>[-0.32091364],</text:p>
      <text:p text:style-name="Preformatted_20_Text"><text:soft-page-break/><text:s text:c="10"/>[ 0.18430267],</text:p>
      <text:p text:style-name="Preformatted_20_Text"><text:s text:c="10"/>[ 0.16547447],</text:p>
      <text:p text:style-name="Preformatted_20_Text"><text:s text:c="10"/>[-0.1897673 ],</text:p>
      <text:p text:style-name="Preformatted_20_Text"><text:s text:c="10"/>[-0.11647282],</text:p>
      <text:p text:style-name="Preformatted_20_Text"><text:s text:c="10"/>[-0.21263184],</text:p>
      <text:p text:style-name="Preformatted_20_Text"><text:s text:c="10"/>[ 0.06327575],</text:p>
      <text:p text:style-name="Preformatted_20_Text"><text:s text:c="10"/>[-0.29722542],</text:p>
      <text:p text:style-name="Preformatted_20_Text"><text:s text:c="10"/>[ 0.17111115],</text:p>
      <text:p text:style-name="Preformatted_20_Text"><text:s text:c="10"/>[ 0.14368486],</text:p>
      <text:p text:style-name="Preformatted_20_Text"><text:s text:c="10"/>[ 0.2231425 ],</text:p>
      <text:p text:style-name="Preformatted_20_Text"><text:s text:c="10"/>[ 0.15271571],</text:p>
      <text:p text:style-name="Preformatted_20_Text"><text:s text:c="10"/>[-0.23870526],</text:p>
      <text:p text:style-name="Preformatted_20_Text"><text:s text:c="10"/>[ 0.03406093],</text:p>
      <text:p text:style-name="Preformatted_20_Text"><text:s text:c="10"/>[ 0.19132465],</text:p>
      <text:p text:style-name="Preformatted_20_Text"><text:s text:c="10"/>[-0.08447535],</text:p>
      <text:p text:style-name="Preformatted_20_Text"><text:s text:c="10"/>[ 0.24721004],</text:p>
      <text:p text:style-name="Preformatted_20_Text"><text:s text:c="10"/>[-0.11740688],</text:p>
      <text:p text:style-name="Preformatted_20_Text"><text:s text:c="10"/>[-0.02854495],</text:p>
      <text:p text:style-name="Preformatted_20_Text"><text:s text:c="10"/>[-0.17351659]], dtype=float32),</text:p>
      <text:p text:style-name="Preformatted_20_Text"><text:s text:c="3"/>array([0.13356312], dtype=float32)],</text:p>
      <text:p text:style-name="Preformatted_20_Text"><text:s text:c="2"/>[array([[ 0.01657338, -0.01070352, -0.07533789, ..., -0.04565931,</text:p>
      <text:p text:style-name="Preformatted_20_Text"><text:s text:c="11"/>-0.06145618, <text:s/>0.08092781],</text:p>
      <text:p text:style-name="Preformatted_20_Text"><text:s text:c="10"/>[-0.01393283, <text:s/>0.09558272, <text:s/>0.04847571, ..., <text:s/>0.12082237,</text:p>
      <text:p text:style-name="Preformatted_20_Text"><text:s text:c="12"/>0.00334727, -0.00190335],</text:p>
      <text:p text:style-name="Preformatted_20_Text"><text:s text:c="10"/>[ 0.03231899, -0.10779808, <text:s/>0.11244837, ..., -0.05644685,</text:p>
      <text:p text:style-name="Preformatted_20_Text"><text:s text:c="11"/>-0.12034161, <text:s/>0.11493844],</text:p>
      <text:p text:style-name="Preformatted_20_Text"><text:s text:c="10"/>...,</text:p>
      <text:p text:style-name="Preformatted_20_Text"><text:s text:c="10"/>[-0.00306809, -0.05742303, <text:s/>0.07664028, ..., -0.06135392,</text:p>
      <text:p text:style-name="Preformatted_20_Text"><text:s text:c="11"/>-0.08247835, <text:s/>0.04999166],</text:p>
      <text:p text:style-name="Preformatted_20_Text"><text:s text:c="10"/>[-0.02755674, -0.0767237 , -0.04640837, ..., <text:s/>0.09009714,</text:p>
      <text:p text:style-name="Preformatted_20_Text"><text:s text:c="11"/>-0.10317997, -0.05715465],</text:p>
      <text:p text:style-name="Preformatted_20_Text"><text:s text:c="10"/>[ 0.10942898, <text:s/>0.12172756, -0.01514303, ..., <text:s/>0.01201375,</text:p>
      <text:p text:style-name="Preformatted_20_Text"><text:s text:c="12"/>0.04116615, -0.01756933]], dtype=float32),</text:p>
      <text:p text:style-name="Preformatted_20_Text"><text:s text:c="3"/>array([ 1.1129219e-02, <text:s/>5.3744405e-03, -2.6414555e-04, <text:s/>2.0128035e-04,</text:p>
      <text:p text:style-name="Preformatted_20_Text"><text:s text:c="10"/>-1.0728436e-02, -2.1062128e-02, -2.0627750e-03, <text:s/>7.8374089e-04,</text:p>
      <text:p text:style-name="Preformatted_20_Text"><text:s text:c="10"/>-1.2320114e-02, <text:s/>1.0857030e-02, -1.3723839e-03, <text:s/>7.1017114e-03,</text:p>
      <text:p text:style-name="Preformatted_20_Text"><text:s text:c="10"/>-2.8178983e-03, -2.1426164e-04, -6.9934467e-04, <text:s/>5.0647841e-03,</text:p>
      <text:p text:style-name="Preformatted_20_Text"><text:s text:c="10"/>-4.7982852e-03, -8.3724025e-04, -2.4152729e-03, <text:s/>1.5430367e-05,</text:p>
      <text:p text:style-name="Preformatted_20_Text"><text:s text:c="10"/>-2.4071299e-03, -2.4628575e-04, -7.7600479e-03, -4.3908460e-03,</text:p>
      <text:p text:style-name="Preformatted_20_Text"><text:s text:c="11"/>1.0758567e-03, -1.0601615e-03, -5.9443973e-03, -1.3275355e-02,</text:p>
      <text:p text:style-name="Preformatted_20_Text"><text:s text:c="11"/>7.5367335e-03, -2.8933450e-03, -1.3377345e-02, -2.4238892e-02,</text:p>
      <text:p text:style-name="Preformatted_20_Text"><text:s text:c="11"/>4.7544416e-04, -1.2017473e-03, -2.4585412e-03, <text:s/>6.9406377e-03,</text:p>
      <text:p text:style-name="Preformatted_20_Text"><text:s text:c="11"/>1.1577328e-02, -9.1598956e-03, <text:s/>9.3652087e-04, <text:s/>1.4624615e-04,</text:p>
      <text:p text:style-name="Preformatted_20_Text"><text:s text:c="11"/>1.8967933e-04, -2.4997519e-02, <text:s/>6.0810796e-03, -4.7946480e-05,</text:p>
      <text:p text:style-name="Preformatted_20_Text"><text:s text:c="10"/>-1.9396609e-03, <text:s/>1.3906774e-03, <text:s/>3.1642618e-03, -9.5469235e-03,</text:p>
      <text:p text:style-name="Preformatted_20_Text"><text:s text:c="10"/>-6.7563136e-03, <text:s/>6.4202317e-04, <text:s/>7.6828245e-04, -1.9861318e-03,</text:p>
      <text:p text:style-name="Preformatted_20_Text"><text:s text:c="10"/>-8.4959874e-03, -1.4335250e-03, -2.7718428e-03, <text:s/>4.0229326e-03,</text:p>
      <text:p text:style-name="Preformatted_20_Text"><text:s text:c="10"/>-1.2946548e-03, -3.7259376e-03, -6.0845418e-03, -1.3561459e-04,</text:p>
      <text:p text:style-name="Preformatted_20_Text"><text:s text:c="10"/>-1.4117194e-02, <text:s/>8.1130257e-03, -8.3238473e-03, -7.3435223e-03],</text:p>
      <text:p text:style-name="Preformatted_20_Text"><text:s text:c="9"/>dtype=float32),</text:p>
      <text:p text:style-name="Preformatted_20_Text"><text:s text:c="3"/>array([[-0.25265843, -0.02279004, <text:s/>0.05995909, ..., -0.11856447,</text:p>
      <text:p text:style-name="Preformatted_20_Text"><text:s text:c="11"/>-0.01868625, <text:s/>0.20348352],</text:p>
      <text:p text:style-name="Preformatted_20_Text"><text:s text:c="10"/>[-0.1842049 , <text:s/>0.02868714, -0.17504247, ..., <text:s/>0.1117037 ,</text:p>
      <text:p text:style-name="Preformatted_20_Text"><text:s text:c="11"/>-0.21825114, <text:s/>0.14336836],</text:p>
      <text:p text:style-name="Preformatted_20_Text"><text:s text:c="10"/>[-0.12708159, <text:s/>0.03482103, -0.09660936, ..., -0.10580728,</text:p>
      <text:p text:style-name="Preformatted_20_Text"><text:s text:c="12"/>0.14649674, <text:s/>0.04007412],</text:p>
      <text:p text:style-name="Preformatted_20_Text"><text:s text:c="10"/>...,</text:p>
      <text:p text:style-name="Preformatted_20_Text"><text:s text:c="10"/>[ 0.08605634, -0.01647919, -0.16796649, ..., <text:s/>0.06859838,</text:p>
      <text:p text:style-name="Preformatted_20_Text"><text:s text:c="11"/>-0.17737931, <text:s/>0.14367896],</text:p>
      <text:p text:style-name="Preformatted_20_Text"><text:s text:c="10"/>[-0.22954172, <text:s/>0.10819137, <text:s/>0.15531626, ..., <text:s/>0.0460967 ,</text:p>
      <text:p text:style-name="Preformatted_20_Text"><text:s text:c="12"/>0.16829412, <text:s/>0.02989675],</text:p>
      <text:p text:style-name="Preformatted_20_Text"><text:s text:c="10"/>[-0.03822675, <text:s/>0.12355306, -0.1890371 , ..., -0.18531021,</text:p>
      <text:p text:style-name="Preformatted_20_Text"><text:s text:c="11"/>-0.00481142, -0.25053194]], dtype=float32),</text:p>
      <text:p text:style-name="Preformatted_20_Text"><text:s text:c="3"/>array([-1.1216455e-02, <text:s/>4.4476787e-05, -1.6825667e-02, -1.1077228e-02,</text:p>
      <text:p text:style-name="Preformatted_20_Text"><text:soft-page-break/><text:s text:c="11"/>2.8081870e-02, -2.0722762e-02, <text:s/>3.1193301e-02, -9.4653666e-04,</text:p>
      <text:p text:style-name="Preformatted_20_Text"><text:s text:c="10"/>-3.5586089e-02, -3.6161993e-02, -3.5861810e-04, <text:s/>1.2966354e-02,</text:p>
      <text:p text:style-name="Preformatted_20_Text"><text:s text:c="10"/>-2.8166590e-02, <text:s/>1.3856900e-02, -5.3429049e-03, -2.2095831e-02,</text:p>
      <text:p text:style-name="Preformatted_20_Text"><text:s text:c="10"/>-1.6473204e-02, -1.8613745e-02, <text:s/>1.3377705e-02, -6.9056535e-03,</text:p>
      <text:p text:style-name="Preformatted_20_Text"><text:s text:c="10"/>-6.5841819e-03, <text:s/>9.4426814e-03, <text:s/>2.7677931e-02, <text:s/>7.7577611e-03,</text:p>
      <text:p text:style-name="Preformatted_20_Text"><text:s text:c="10"/>-4.6400376e-02, <text:s/>4.7573904e-04, <text:s/>2.2939576e-02, -5.2164174e-03,</text:p>
      <text:p text:style-name="Preformatted_20_Text"><text:s text:c="11"/>2.3679223e-02, -3.0948240e-02, -3.9837235e-03, -3.3920895e-02],</text:p>
      <text:p text:style-name="Preformatted_20_Text"><text:s text:c="9"/>dtype=float32),</text:p>
      <text:p text:style-name="Preformatted_20_Text"><text:s text:c="3"/>array([[ 3.5991928e-01],</text:p>
      <text:p text:style-name="Preformatted_20_Text"><text:s text:c="10"/>[ 9.7185209e-02],</text:p>
      <text:p text:style-name="Preformatted_20_Text"><text:s text:c="10"/>[-2.7829280e-01],</text:p>
      <text:p text:style-name="Preformatted_20_Text"><text:s text:c="10"/>[-1.3036650e-01],</text:p>
      <text:p text:style-name="Preformatted_20_Text"><text:s text:c="10"/>[ 2.1846931e-01],</text:p>
      <text:p text:style-name="Preformatted_20_Text"><text:s text:c="10"/>[-1.7154054e-01],</text:p>
      <text:p text:style-name="Preformatted_20_Text"><text:s text:c="10"/>[ 2.2742756e-01],</text:p>
      <text:p text:style-name="Preformatted_20_Text"><text:s text:c="10"/>[-5.7409935e-02],</text:p>
      <text:p text:style-name="Preformatted_20_Text"><text:s text:c="10"/>[-2.8768525e-01],</text:p>
      <text:p text:style-name="Preformatted_20_Text"><text:s text:c="10"/>[-3.4155089e-01],</text:p>
      <text:p text:style-name="Preformatted_20_Text"><text:s text:c="10"/>[ 8.4088155e-05],</text:p>
      <text:p text:style-name="Preformatted_20_Text"><text:s text:c="10"/>[ 1.2452318e-01],</text:p>
      <text:p text:style-name="Preformatted_20_Text"><text:s text:c="10"/>[-3.3108130e-01],</text:p>
      <text:p text:style-name="Preformatted_20_Text"><text:s text:c="10"/>[ 1.8543848e-01],</text:p>
      <text:p text:style-name="Preformatted_20_Text"><text:s text:c="10"/>[ 1.8107936e-01],</text:p>
      <text:p text:style-name="Preformatted_20_Text"><text:s text:c="10"/>[-1.8854710e-01],</text:p>
      <text:p text:style-name="Preformatted_20_Text"><text:s text:c="10"/>[-1.6937722e-01],</text:p>
      <text:p text:style-name="Preformatted_20_Text"><text:s text:c="10"/>[-2.2920670e-01],</text:p>
      <text:p text:style-name="Preformatted_20_Text"><text:s text:c="10"/>[ 1.0105855e-01],</text:p>
      <text:p text:style-name="Preformatted_20_Text"><text:s text:c="10"/>[-3.1168762e-01],</text:p>
      <text:p text:style-name="Preformatted_20_Text"><text:s text:c="10"/>[ 1.8320851e-01],</text:p>
      <text:p text:style-name="Preformatted_20_Text"><text:s text:c="10"/>[ 1.4531855e-01],</text:p>
      <text:p text:style-name="Preformatted_20_Text"><text:s text:c="10"/>[ 2.3025049e-01],</text:p>
      <text:p text:style-name="Preformatted_20_Text"><text:s text:c="10"/>[ 2.0039073e-01],</text:p>
      <text:p text:style-name="Preformatted_20_Text"><text:s text:c="10"/>[-2.6243204e-01],</text:p>
      <text:p text:style-name="Preformatted_20_Text"><text:s text:c="10"/>[ 3.7148457e-02],</text:p>
      <text:p text:style-name="Preformatted_20_Text"><text:s text:c="10"/>[ 2.2620651e-01],</text:p>
      <text:p text:style-name="Preformatted_20_Text"><text:s text:c="10"/>[-8.8633038e-02],</text:p>
      <text:p text:style-name="Preformatted_20_Text"><text:s text:c="10"/>[ 2.5869402e-01],</text:p>
      <text:p text:style-name="Preformatted_20_Text"><text:s text:c="10"/>[-1.9036455e-01],</text:p>
      <text:p text:style-name="Preformatted_20_Text"><text:s text:c="10"/>[-1.2688252e-02],</text:p>
      <text:p text:style-name="Preformatted_20_Text"><text:s text:c="10"/>[-1.7209898e-01]], dtype=float32),</text:p>
      <text:p text:style-name="Preformatted_20_Text"><text:s text:c="3"/>array([0.14883225], dtype=float32)],</text:p>
      <text:p text:style-name="Preformatted_20_Text"><text:s text:c="2"/>[array([[ 0.01517171, -0.01413397, -0.07703419, ..., -0.04216661,</text:p>
      <text:p text:style-name="Preformatted_20_Text"><text:s text:c="11"/>-0.06250552, <text:s/>0.08367521],</text:p>
      <text:p text:style-name="Preformatted_20_Text"><text:s text:c="10"/>[-0.01401854, <text:s/>0.09262382, <text:s/>0.04740561, ..., <text:s/>0.12338331,</text:p>
      <text:p text:style-name="Preformatted_20_Text"><text:s text:c="12"/>0.0040892 , <text:s/>0.00087274],</text:p>
      <text:p text:style-name="Preformatted_20_Text"><text:s text:c="10"/>[ 0.03210745, -0.11088754, <text:s/>0.11140874, ..., -0.05649539,</text:p>
      <text:p text:style-name="Preformatted_20_Text"><text:s text:c="11"/>-0.11806824, <text:s/>0.11946376],</text:p>
      <text:p text:style-name="Preformatted_20_Text"><text:s text:c="10"/>...,</text:p>
      <text:p text:style-name="Preformatted_20_Text"><text:s text:c="10"/>[ 0.02613056, -0.05831406, <text:s/>0.07479966, ..., -0.01838746,</text:p>
      <text:p text:style-name="Preformatted_20_Text"><text:s text:c="11"/>-0.09748807, <text:s/>0.03429226],</text:p>
      <text:p text:style-name="Preformatted_20_Text"><text:s text:c="10"/>[ 0.01060112, -0.07487799, -0.05111201, ..., <text:s/>0.15200806,</text:p>
      <text:p text:style-name="Preformatted_20_Text"><text:s text:c="11"/>-0.12606135, -0.08361475],</text:p>
      <text:p text:style-name="Preformatted_20_Text"><text:s text:c="10"/>[ 0.16834076, <text:s/>0.12976065, -0.02410762, ..., <text:s/>0.10518967,</text:p>
      <text:p text:style-name="Preformatted_20_Text"><text:s text:c="12"/>0.00528251, -0.06470693]], dtype=float32),</text:p>
      <text:p text:style-name="Preformatted_20_Text"><text:s text:c="3"/>array([ 9.02276020e-03, <text:s/>4.36810683e-03, -5.19999769e-03, -2.66366784e-04,</text:p>
      <text:p text:style-name="Preformatted_20_Text"><text:s text:c="10"/>-1.02219880e-02, -5.85934264e-04, <text:s/>9.13562486e-04, -1.43977744e-03,</text:p>
      <text:p text:style-name="Preformatted_20_Text"><text:s text:c="10"/>-8.98008887e-03, <text:s/>2.67739128e-03, -2.99062929e-03, <text:s/>4.93721245e-03,</text:p>
      <text:p text:style-name="Preformatted_20_Text"><text:s text:c="10"/>-2.29352224e-03, -1.06539940e-02, -2.06635473e-03, <text:s/>1.70365330e-02,</text:p>
      <text:p text:style-name="Preformatted_20_Text"><text:s text:c="10"/>-3.64042865e-03, <text:s/>3.04458896e-04, -6.64077187e-03, -5.19011403e-03,</text:p>
      <text:p text:style-name="Preformatted_20_Text"><text:s text:c="10"/>-1.90439390e-03, -4.76269657e-03, <text:s/>5.27094165e-03, -4.71449504e-03,</text:p>
      <text:p text:style-name="Preformatted_20_Text"><text:s text:c="11"/>1.90031511e-04, -2.94984551e-03, -1.37460064e-02, -1.37010375e-02,</text:p>
      <text:p text:style-name="Preformatted_20_Text"><text:s text:c="10"/>-3.32792639e-03, <text:s/>9.15400125e-03, -1.59478784e-02, -7.42711686e-03,</text:p>
      <text:p text:style-name="Preformatted_20_Text"><text:s text:c="10"/>-5.31391015e-05, <text:s/>7.30697252e-03, <text:s/>4.12377110e-03, <text:s/>5.87253133e-04,</text:p>
      <text:p text:style-name="Preformatted_20_Text"><text:s text:c="11"/>9.68598993e-04, <text:s/>5.34686353e-03, -4.02317289e-03, <text:s/>3.00765363e-03,</text:p>
      <text:p text:style-name="Preformatted_20_Text"><text:soft-page-break/><text:s text:c="10"/>-4.69950307e-03, -2.34157611e-02, <text:s/>7.69194507e-04, <text:s/>9.58787161e-04,</text:p>
      <text:p text:style-name="Preformatted_20_Text"><text:s text:c="10"/>-5.24147181e-03, -3.31209216e-04, <text:s/>2.20115222e-02, -1.75603817e-03,</text:p>
      <text:p text:style-name="Preformatted_20_Text"><text:s text:c="11"/>6.26273081e-03, <text:s/>4.78413422e-03, -3.44130863e-03, <text:s/>1.37107354e-03,</text:p>
      <text:p text:style-name="Preformatted_20_Text"><text:s text:c="10"/>-5.62178250e-03, -4.49766172e-03, -5.99501468e-03, -9.26496519e-04,</text:p>
      <text:p text:style-name="Preformatted_20_Text"><text:s text:c="11"/>2.40180781e-03, -1.64551521e-03, -9.60374600e-05, <text:s/>1.50355615e-03,</text:p>
      <text:p text:style-name="Preformatted_20_Text"><text:s text:c="10"/>-1.96916368e-02, <text:s/>1.58045404e-02, -8.60313140e-03, <text:s/>5.25929406e-03],</text:p>
      <text:p text:style-name="Preformatted_20_Text"><text:s text:c="9"/>dtype=float32),</text:p>
      <text:p text:style-name="Preformatted_20_Text"><text:s text:c="3"/>array([[-0.24502447, -0.02440991, <text:s/>0.06067364, ..., -0.12301802,</text:p>
      <text:p text:style-name="Preformatted_20_Text"><text:s text:c="11"/>-0.01973482, <text:s/>0.20251842],</text:p>
      <text:p text:style-name="Preformatted_20_Text"><text:s text:c="10"/>[-0.18540204, <text:s/>0.02865626, -0.17402168, ..., <text:s/>0.10898707,</text:p>
      <text:p text:style-name="Preformatted_20_Text"><text:s text:c="11"/>-0.21857367, <text:s/>0.14196232],</text:p>
      <text:p text:style-name="Preformatted_20_Text"><text:s text:c="10"/>[-0.12157474, <text:s/>0.03469745, -0.09848913, ..., -0.10817184,</text:p>
      <text:p text:style-name="Preformatted_20_Text"><text:s text:c="12"/>0.14692529, <text:s/>0.03841029],</text:p>
      <text:p text:style-name="Preformatted_20_Text"><text:s text:c="10"/>...,</text:p>
      <text:p text:style-name="Preformatted_20_Text"><text:s text:c="10"/>[ 0.10419292, -0.01873196, -0.1574422 , ..., <text:s/>0.0609128 ,</text:p>
      <text:p text:style-name="Preformatted_20_Text"><text:s text:c="11"/>-0.17731267, <text:s/>0.1381811 ],</text:p>
      <text:p text:style-name="Preformatted_20_Text"><text:s text:c="10"/>[-0.22201543, <text:s/>0.10767937, <text:s/>0.1514483 , ..., <text:s/>0.04266674,</text:p>
      <text:p text:style-name="Preformatted_20_Text"><text:s text:c="12"/>0.16728081, <text:s/>0.02561775],</text:p>
      <text:p text:style-name="Preformatted_20_Text"><text:s text:c="10"/>[-0.02266265, <text:s/>0.12329347, -0.1803295 , ..., -0.18775213,</text:p>
      <text:p text:style-name="Preformatted_20_Text"><text:s text:c="11"/>-0.00583378, -0.24965549]], dtype=float32),</text:p>
      <text:p text:style-name="Preformatted_20_Text"><text:s text:c="3"/>array([ 0.01387965, -0.00127567, -0.00927449, -0.00900294, <text:s/>0.02694058,</text:p>
      <text:p text:style-name="Preformatted_20_Text"><text:s text:c="10"/>-0.01365641, -0.00628807, -0.00063087, -0.01738706, -0.02989822,</text:p>
      <text:p text:style-name="Preformatted_20_Text"><text:s text:c="10"/>-0.00041209, <text:s/>0.02073048, -0.02209104, <text:s/>0.0216672 , -0.00397077,</text:p>
      <text:p text:style-name="Preformatted_20_Text"><text:s text:c="10"/>-0.02240608, -0.00505341, -0.02119913, <text:s/>0.01145698, -0.00748481,</text:p>
      <text:p text:style-name="Preformatted_20_Text"><text:s text:c="11"/>0.00036619, <text:s/>0.00403759, <text:s/>0.03524704, <text:s/>0.02202247, -0.03599224,</text:p>
      <text:p text:style-name="Preformatted_20_Text"><text:s text:c="11"/>0.00194953, <text:s/>0.03226955, -0.00244247, <text:s/>0.03477127, -0.02870242,</text:p>
      <text:p text:style-name="Preformatted_20_Text"><text:s text:c="10"/>-0.00213667, -0.02909878], dtype=float32),</text:p>
      <text:p text:style-name="Preformatted_20_Text"><text:s text:c="3"/>array([[ 0.3584343 ],</text:p>
      <text:p text:style-name="Preformatted_20_Text"><text:s text:c="10"/>[ 0.095994 <text:s/>],</text:p>
      <text:p text:style-name="Preformatted_20_Text"><text:s text:c="10"/>[-0.24632475],</text:p>
      <text:p text:style-name="Preformatted_20_Text"><text:s text:c="10"/>[-0.13041067],</text:p>
      <text:p text:style-name="Preformatted_20_Text"><text:s text:c="10"/>[ 0.24154572],</text:p>
      <text:p text:style-name="Preformatted_20_Text"><text:s text:c="10"/>[-0.16564836],</text:p>
      <text:p text:style-name="Preformatted_20_Text"><text:s text:c="10"/>[ 0.19273537],</text:p>
      <text:p text:style-name="Preformatted_20_Text"><text:s text:c="10"/>[-0.05418582],</text:p>
      <text:p text:style-name="Preformatted_20_Text"><text:s text:c="10"/>[-0.25955456],</text:p>
      <text:p text:style-name="Preformatted_20_Text"><text:s text:c="10"/>[-0.30976632],</text:p>
      <text:p text:style-name="Preformatted_20_Text"><text:s text:c="10"/>[ 0.01239527],</text:p>
      <text:p text:style-name="Preformatted_20_Text"><text:s text:c="10"/>[ 0.15773933],</text:p>
      <text:p text:style-name="Preformatted_20_Text"><text:s text:c="10"/>[-0.31953588],</text:p>
      <text:p text:style-name="Preformatted_20_Text"><text:s text:c="10"/>[ 0.23474817],</text:p>
      <text:p text:style-name="Preformatted_20_Text"><text:s text:c="10"/>[ 0.16757934],</text:p>
      <text:p text:style-name="Preformatted_20_Text"><text:s text:c="10"/>[-0.15053378],</text:p>
      <text:p text:style-name="Preformatted_20_Text"><text:s text:c="10"/>[-0.18813087],</text:p>
      <text:p text:style-name="Preformatted_20_Text"><text:s text:c="10"/>[-0.20118377],</text:p>
      <text:p text:style-name="Preformatted_20_Text"><text:s text:c="10"/>[ 0.09913494],</text:p>
      <text:p text:style-name="Preformatted_20_Text"><text:s text:c="10"/>[-0.31095138],</text:p>
      <text:p text:style-name="Preformatted_20_Text"><text:s text:c="10"/>[ 0.17746603],</text:p>
      <text:p text:style-name="Preformatted_20_Text"><text:s text:c="10"/>[ 0.14323235],</text:p>
      <text:p text:style-name="Preformatted_20_Text"><text:s text:c="10"/>[ 0.27253628],</text:p>
      <text:p text:style-name="Preformatted_20_Text"><text:s text:c="10"/>[ 0.19359829],</text:p>
      <text:p text:style-name="Preformatted_20_Text"><text:s text:c="10"/>[-0.2438421 ],</text:p>
      <text:p text:style-name="Preformatted_20_Text"><text:s text:c="10"/>[ 0.04869683],</text:p>
      <text:p text:style-name="Preformatted_20_Text"><text:s text:c="10"/>[ 0.2234814 ],</text:p>
      <text:p text:style-name="Preformatted_20_Text"><text:s text:c="10"/>[-0.09681153],</text:p>
      <text:p text:style-name="Preformatted_20_Text"><text:s text:c="10"/>[ 0.31771165],</text:p>
      <text:p text:style-name="Preformatted_20_Text"><text:s text:c="10"/>[-0.14379796],</text:p>
      <text:p text:style-name="Preformatted_20_Text"><text:s text:c="10"/>[-0.02938224],</text:p>
      <text:p text:style-name="Preformatted_20_Text"><text:s text:c="10"/>[-0.15812528]], dtype=float32),</text:p>
      <text:p text:style-name="Preformatted_20_Text"><text:s text:c="3"/>array([0.15817921], dtype=float32)],</text:p>
      <text:p text:style-name="Preformatted_20_Text"><text:s text:c="2"/>[array([[ 0.01899669, -0.01140326, -0.07636116, ..., -0.04332394,</text:p>
      <text:p text:style-name="Preformatted_20_Text"><text:s text:c="11"/>-0.06230273, <text:s/>0.08046744],</text:p>
      <text:p text:style-name="Preformatted_20_Text"><text:s text:c="10"/>[-0.01168127, <text:s/>0.09534596, <text:s/>0.04773321, ..., <text:s/>0.12251747,</text:p>
      <text:p text:style-name="Preformatted_20_Text"><text:s text:c="12"/>0.00311221, -0.00272744],</text:p>
      <text:p text:style-name="Preformatted_20_Text"><text:soft-page-break/><text:s text:c="10"/>[ 0.03356646, -0.107469 <text:s/>, <text:s/>0.11244687, ..., -0.05530559,</text:p>
      <text:p text:style-name="Preformatted_20_Text"><text:s text:c="11"/>-0.12075541, <text:s/>0.11553598],</text:p>
      <text:p text:style-name="Preformatted_20_Text"><text:s text:c="10"/>...,</text:p>
      <text:p text:style-name="Preformatted_20_Text"><text:s text:c="10"/>[-0.00287817, -0.05962895, <text:s/>0.07600784, ..., -0.06059901,</text:p>
      <text:p text:style-name="Preformatted_20_Text"><text:s text:c="11"/>-0.08175538, <text:s/>0.05032903],</text:p>
      <text:p text:style-name="Preformatted_20_Text"><text:s text:c="10"/>[-0.02608263, -0.0789885 , -0.0474791 , ..., <text:s/>0.09303067,</text:p>
      <text:p text:style-name="Preformatted_20_Text"><text:s text:c="11"/>-0.10291453, -0.05774385],</text:p>
      <text:p text:style-name="Preformatted_20_Text"><text:s text:c="10"/>[ 0.11141256, <text:s/>0.11886311, -0.01673172, ..., <text:s/>0.0155242 ,</text:p>
      <text:p text:style-name="Preformatted_20_Text"><text:s text:c="12"/>0.04185665, -0.01817588]], dtype=float32),</text:p>
      <text:p text:style-name="Preformatted_20_Text"><text:s text:c="3"/>array([ 9.79718100e-03, <text:s/>2.02380563e-03, -2.43782694e-03, <text:s/>2.04433327e-05,</text:p>
      <text:p text:style-name="Preformatted_20_Text"><text:s text:c="10"/>-1.58998035e-02, -1.93976853e-02, -3.28554597e-04, -1.17347133e-03,</text:p>
      <text:p text:style-name="Preformatted_20_Text"><text:s text:c="10"/>-9.77855455e-03, -2.56895577e-03, -7.53261207e-04, <text:s/>5.02338028e-03,</text:p>
      <text:p text:style-name="Preformatted_20_Text"><text:s text:c="10"/>-2.87797273e-04, <text:s/>0.00000000e+00, <text:s/>3.30227334e-03, <text:s/>1.93853583e-03,</text:p>
      <text:p text:style-name="Preformatted_20_Text"><text:s text:c="10"/>-3.27863172e-03, <text:s/>6.76003983e-05, <text:s/>2.58195517e-03, <text:s/>0.00000000e+00,</text:p>
      <text:p text:style-name="Preformatted_20_Text"><text:s text:c="10"/>-1.63631211e-03, -2.85057165e-03, <text:s/>1.02199754e-03, -3.96818202e-03,</text:p>
      <text:p text:style-name="Preformatted_20_Text"><text:s text:c="10"/>-1.86153469e-04, <text:s/>4.55570262e-04, -2.63973116e-03, -1.84169449e-02,</text:p>
      <text:p text:style-name="Preformatted_20_Text"><text:s text:c="11"/>3.08076176e-03, -3.09088151e-03, -1.10686282e-02, -2.04181094e-02,</text:p>
      <text:p text:style-name="Preformatted_20_Text"><text:s text:c="10"/>-8.46052717e-04, -8.61237582e-04, -3.94480675e-03, <text:s/>3.42498394e-03,</text:p>
      <text:p text:style-name="Preformatted_20_Text"><text:s text:c="11"/>5.23749692e-03, -1.33540109e-02, <text:s/>3.39652121e-04, <text:s/>1.50966656e-03,</text:p>
      <text:p text:style-name="Preformatted_20_Text"><text:s text:c="11"/>6.12907479e-06, -2.22815797e-02, <text:s/>2.92555755e-03, <text:s/>2.35833541e-05,</text:p>
      <text:p text:style-name="Preformatted_20_Text"><text:s text:c="10"/>-6.60607871e-03, -1.30129431e-03, <text:s/>8.28805659e-03, -7.05066277e-03,</text:p>
      <text:p text:style-name="Preformatted_20_Text"><text:s text:c="10"/>-2.38115806e-03, -8.59994616e-05, <text:s/>5.91764343e-04, <text:s/>9.42753803e-04,</text:p>
      <text:p text:style-name="Preformatted_20_Text"><text:s text:c="10"/>-1.00722965e-02, -5.08910231e-03, -4.72661341e-03, <text:s/>8.21185205e-03,</text:p>
      <text:p text:style-name="Preformatted_20_Text"><text:s text:c="10"/>-7.81660900e-03, -3.74138053e-03, -1.05597195e-03, -3.16302670e-04,</text:p>
      <text:p text:style-name="Preformatted_20_Text"><text:s text:c="10"/>-9.14364215e-03, <text:s/>8.11198726e-03, -9.38900001e-03, -4.62559983e-03],</text:p>
      <text:p text:style-name="Preformatted_20_Text"><text:s text:c="9"/>dtype=float32),</text:p>
      <text:p text:style-name="Preformatted_20_Text"><text:s text:c="3"/>array([[-0.2524444 , -0.02282318, <text:s/>0.06086656, ..., -0.11772647,</text:p>
      <text:p text:style-name="Preformatted_20_Text"><text:s text:c="11"/>-0.01882773, <text:s/>0.20458376],</text:p>
      <text:p text:style-name="Preformatted_20_Text"><text:s text:c="10"/>[-0.18402274, <text:s/>0.02870521, -0.17428939, ..., <text:s/>0.1137259 ,</text:p>
      <text:p text:style-name="Preformatted_20_Text"><text:s text:c="11"/>-0.21814531, <text:s/>0.1460216 ],</text:p>
      <text:p text:style-name="Preformatted_20_Text"><text:s text:c="10"/>[-0.12876393, <text:s/>0.0347766 , -0.0969107 , ..., -0.10463513,</text:p>
      <text:p text:style-name="Preformatted_20_Text"><text:s text:c="12"/>0.14669424, <text:s/>0.04201314],</text:p>
      <text:p text:style-name="Preformatted_20_Text"><text:s text:c="10"/>...,</text:p>
      <text:p text:style-name="Preformatted_20_Text"><text:s text:c="10"/>[ 0.08404926, -0.01652066, -0.16923288, ..., <text:s/>0.0691205 ,</text:p>
      <text:p text:style-name="Preformatted_20_Text"><text:s text:c="11"/>-0.17751548, <text:s/>0.14555942],</text:p>
      <text:p text:style-name="Preformatted_20_Text"><text:s text:c="10"/>[-0.22902492, <text:s/>0.10810779, <text:s/>0.15563947, ..., <text:s/>0.04668364,</text:p>
      <text:p text:style-name="Preformatted_20_Text"><text:s text:c="12"/>0.16829874, <text:s/>0.0305193 ],</text:p>
      <text:p text:style-name="Preformatted_20_Text"><text:s text:c="10"/>[-0.03885812, <text:s/>0.1234986 , -0.18916108, ..., -0.18524607,</text:p>
      <text:p text:style-name="Preformatted_20_Text"><text:s text:c="11"/>-0.00471902, -0.2520904 ]], dtype=float32),</text:p>
      <text:p text:style-name="Preformatted_20_Text"><text:s text:c="3"/>array([-7.35275587e-03, -2.47668831e-05, -1.39962751e-02, -7.04801735e-03,</text:p>
      <text:p text:style-name="Preformatted_20_Text"><text:s text:c="11"/>2.55108047e-02, -1.33974515e-02, <text:s/>1.44940503e-02, -4.77734313e-04,</text:p>
      <text:p text:style-name="Preformatted_20_Text"><text:s text:c="10"/>-3.06560211e-02, -2.93095000e-02, -2.52978178e-04, <text:s/>1.65275428e-02,</text:p>
      <text:p text:style-name="Preformatted_20_Text"><text:s text:c="10"/>-2.03352757e-02, <text:s/>1.52437687e-02, -5.62165340e-04, -2.04824694e-02,</text:p>
      <text:p text:style-name="Preformatted_20_Text"><text:s text:c="10"/>-2.00548545e-02, -1.49326269e-02, <text:s/>1.56658441e-02, -1.92085258e-03,</text:p>
      <text:p text:style-name="Preformatted_20_Text"><text:s text:c="10"/>-7.45333673e-04, <text:s/>7.90099800e-03, <text:s/>2.34654024e-02, <text:s/>8.80017597e-03,</text:p>
      <text:p text:style-name="Preformatted_20_Text"><text:s text:c="10"/>-4.23246771e-02, <text:s/>3.28550290e-04, <text:s/>2.34490912e-02, -3.31146619e-03,</text:p>
      <text:p text:style-name="Preformatted_20_Text"><text:s text:c="11"/>2.15030164e-02, -2.89170500e-02, -3.52468761e-03, -2.64127273e-02],</text:p>
      <text:p text:style-name="Preformatted_20_Text"><text:s text:c="9"/>dtype=float32),</text:p>
      <text:p text:style-name="Preformatted_20_Text"><text:s text:c="3"/>array([[ 0.3597253 ],</text:p>
      <text:p text:style-name="Preformatted_20_Text"><text:s text:c="10"/>[ 0.09723547],</text:p>
      <text:p text:style-name="Preformatted_20_Text"><text:s text:c="10"/>[-0.28202894],</text:p>
      <text:p text:style-name="Preformatted_20_Text"><text:s text:c="10"/>[-0.13299769],</text:p>
      <text:p text:style-name="Preformatted_20_Text"><text:s text:c="10"/>[ 0.21172568],</text:p>
      <text:p text:style-name="Preformatted_20_Text"><text:s text:c="10"/>[-0.16971198],</text:p>
      <text:p text:style-name="Preformatted_20_Text"><text:s text:c="10"/>[ 0.2133018 ],</text:p>
      <text:p text:style-name="Preformatted_20_Text"><text:s text:c="10"/>[-0.05817014],</text:p>
      <text:p text:style-name="Preformatted_20_Text"><text:s text:c="10"/>[-0.2927394 ],</text:p>
      <text:p text:style-name="Preformatted_20_Text"><text:s text:c="10"/>[-0.34464407],</text:p>
      <text:p text:style-name="Preformatted_20_Text"><text:s text:c="10"/>[-0.00704539],</text:p>
      <text:p text:style-name="Preformatted_20_Text"><text:s text:c="10"/>[ 0.1238471 ],</text:p>
      <text:p text:style-name="Preformatted_20_Text"><text:s text:c="10"/>[-0.33599535],</text:p>
      <text:p text:style-name="Preformatted_20_Text"><text:s text:c="10"/>[ 0.17487302],</text:p>
      <text:p text:style-name="Preformatted_20_Text"><text:s text:c="10"/>[ 0.1783313 ],</text:p>
      <text:p text:style-name="Preformatted_20_Text"><text:s text:c="10"/>[-0.19453804],</text:p>
      <text:p text:style-name="Preformatted_20_Text"><text:soft-page-break/><text:s text:c="10"/>[-0.17128372],</text:p>
      <text:p text:style-name="Preformatted_20_Text"><text:s text:c="10"/>[-0.22848451],</text:p>
      <text:p text:style-name="Preformatted_20_Text"><text:s text:c="10"/>[ 0.09732341],</text:p>
      <text:p text:style-name="Preformatted_20_Text"><text:s text:c="10"/>[-0.3127129 ],</text:p>
      <text:p text:style-name="Preformatted_20_Text"><text:s text:c="10"/>[ 0.18071626],</text:p>
      <text:p text:style-name="Preformatted_20_Text"><text:s text:c="10"/>[ 0.14250895],</text:p>
      <text:p text:style-name="Preformatted_20_Text"><text:s text:c="10"/>[ 0.22374074],</text:p>
      <text:p text:style-name="Preformatted_20_Text"><text:s text:c="10"/>[ 0.1930075 ],</text:p>
      <text:p text:style-name="Preformatted_20_Text"><text:s text:c="10"/>[-0.26681745],</text:p>
      <text:p text:style-name="Preformatted_20_Text"><text:s text:c="10"/>[ 0.0367451 ],</text:p>
      <text:p text:style-name="Preformatted_20_Text"><text:s text:c="10"/>[ 0.2172679 ],</text:p>
      <text:p text:style-name="Preformatted_20_Text"><text:s text:c="10"/>[-0.09184054],</text:p>
      <text:p text:style-name="Preformatted_20_Text"><text:s text:c="10"/>[ 0.25911334],</text:p>
      <text:p text:style-name="Preformatted_20_Text"><text:s text:c="10"/>[-0.19362998],</text:p>
      <text:p text:style-name="Preformatted_20_Text"><text:s text:c="10"/>[-0.01255288],</text:p>
      <text:p text:style-name="Preformatted_20_Text"><text:s text:c="10"/>[-0.17726974]], dtype=float32),</text:p>
      <text:p text:style-name="Preformatted_20_Text"><text:s text:c="3"/>array([0.13913137], dtype=float32)],</text:p>
      <text:p text:style-name="Preformatted_20_Text"><text:s text:c="2"/>[array([[ 0.01241631, -0.01063604, -0.07611313, ..., -0.04849367,</text:p>
      <text:p text:style-name="Preformatted_20_Text"><text:s text:c="11"/>-0.06083402, <text:s/>0.08279227],</text:p>
      <text:p text:style-name="Preformatted_20_Text"><text:s text:c="10"/>[-0.01671061, <text:s/>0.09597498, <text:s/>0.04819822, ..., <text:s/>0.118554 <text:s/>,</text:p>
      <text:p text:style-name="Preformatted_20_Text"><text:s text:c="12"/>0.00374257, -0.00081401],</text:p>
      <text:p text:style-name="Preformatted_20_Text"><text:s text:c="10"/>[ 0.02875571, -0.10756912, <text:s/>0.11284308, ..., -0.05834532,</text:p>
      <text:p text:style-name="Preformatted_20_Text"><text:s text:c="11"/>-0.12013243, <text:s/>0.11618267],</text:p>
      <text:p text:style-name="Preformatted_20_Text"><text:s text:c="10"/>...,</text:p>
      <text:p text:style-name="Preformatted_20_Text"><text:s text:c="10"/>[ 0.00276005, -0.05706686, <text:s/>0.07582752, ..., -0.05223618,</text:p>
      <text:p text:style-name="Preformatted_20_Text"><text:s text:c="11"/>-0.08471149, <text:s/>0.04391376],</text:p>
      <text:p text:style-name="Preformatted_20_Text"><text:s text:c="10"/>[-0.02064082, -0.07607894, -0.04744465, ..., <text:s/>0.10027833,</text:p>
      <text:p text:style-name="Preformatted_20_Text"><text:s text:c="11"/>-0.10554753, -0.06431123],</text:p>
      <text:p text:style-name="Preformatted_20_Text"><text:s text:c="10"/>[ 0.11564422, <text:s/>0.12323277, -0.01665129, ..., <text:s/>0.02238134,</text:p>
      <text:p text:style-name="Preformatted_20_Text"><text:s text:c="12"/>0.03820918, -0.02418454]], dtype=float32),</text:p>
      <text:p text:style-name="Preformatted_20_Text"><text:s text:c="3"/>array([ 1.0785558e-03, <text:s/>4.0119691e-03, <text:s/>1.6795988e-03, -5.3386548e-06,</text:p>
      <text:p text:style-name="Preformatted_20_Text"><text:s text:c="10"/>-2.0903463e-02, -1.0985296e-02, -2.0623538e-03, -7.2108826e-04,</text:p>
      <text:p text:style-name="Preformatted_20_Text"><text:s text:c="10"/>-1.1627504e-02, <text:s/>3.4869586e-03, <text:s/>2.3943861e-03, <text:s/>9.7122742e-03,</text:p>
      <text:p text:style-name="Preformatted_20_Text"><text:s text:c="11"/>1.7718251e-03, <text:s/>0.0000000e+00, <text:s/>3.1791825e-03, <text:s/>2.7767799e-03,</text:p>
      <text:p text:style-name="Preformatted_20_Text"><text:s text:c="10"/>-4.6501544e-05, -7.8434980e-04, -4.6776682e-03, <text:s/>4.4121964e-05,</text:p>
      <text:p text:style-name="Preformatted_20_Text"><text:s text:c="10"/>-3.0962341e-03, <text:s/>4.3085613e-04, -7.6116486e-03, -8.8188555e-03,</text:p>
      <text:p text:style-name="Preformatted_20_Text"><text:s text:c="11"/>2.7810929e-03, -6.7690643e-04, -8.9875106e-03, -2.0640818e-03,</text:p>
      <text:p text:style-name="Preformatted_20_Text"><text:s text:c="11"/>8.8313146e-04, -2.1020439e-03, -2.0965666e-02, -2.0889023e-02,</text:p>
      <text:p text:style-name="Preformatted_20_Text"><text:s text:c="11"/>2.2508318e-03, <text:s/>2.3749000e-03, -1.7118448e-04, -1.0397515e-03,</text:p>
      <text:p text:style-name="Preformatted_20_Text"><text:s text:c="11"/>1.9620948e-03, -4.3285112e-03, <text:s/>2.4266719e-04, <text:s/>1.6597495e-03,</text:p>
      <text:p text:style-name="Preformatted_20_Text"><text:s text:c="11"/>2.6512234e-03, -3.0560400e-02, -1.8186275e-03, <text:s/>0.0000000e+00,</text:p>
      <text:p text:style-name="Preformatted_20_Text"><text:s text:c="10"/>-3.1433646e-03, <text:s/>5.0895140e-03, <text:s/>3.8060648e-03, -3.6018058e-03,</text:p>
      <text:p text:style-name="Preformatted_20_Text"><text:s text:c="10"/>-1.2130013e-02, -1.6578819e-04, <text:s/>1.7202513e-03, -4.4095116e-03,</text:p>
      <text:p text:style-name="Preformatted_20_Text"><text:s text:c="10"/>-1.4055989e-03, -7.8947822e-05, -7.2044757e-04, -3.4773401e-03,</text:p>
      <text:p text:style-name="Preformatted_20_Text"><text:s text:c="10"/>-1.0796817e-04, -3.2267093e-03, -6.1966488e-03, <text:s/>4.9796479e-04,</text:p>
      <text:p text:style-name="Preformatted_20_Text"><text:s text:c="10"/>-8.7365415e-03, <text:s/>6.0371128e-03, -9.5128827e-03, -8.8614959e-04],</text:p>
      <text:p text:style-name="Preformatted_20_Text"><text:s text:c="9"/>dtype=float32),</text:p>
      <text:p text:style-name="Preformatted_20_Text"><text:s text:c="3"/>array([[-0.2527234 , -0.02269504, <text:s/>0.06224693, ..., -0.11932375,</text:p>
      <text:p text:style-name="Preformatted_20_Text"><text:s text:c="11"/>-0.0185862 , <text:s/>0.2031062 ],</text:p>
      <text:p text:style-name="Preformatted_20_Text"><text:s text:c="10"/>[-0.18421945, <text:s/>0.02872487, -0.1733674 , ..., <text:s/>0.10764816,</text:p>
      <text:p text:style-name="Preformatted_20_Text"><text:s text:c="11"/>-0.2182219 , <text:s/>0.14008573],</text:p>
      <text:p text:style-name="Preformatted_20_Text"><text:s text:c="10"/>[-0.12933788, <text:s/>0.03494423, -0.09643827, ..., -0.10188165,</text:p>
      <text:p text:style-name="Preformatted_20_Text"><text:s text:c="12"/>0.14692913, <text:s/>0.04398253],</text:p>
      <text:p text:style-name="Preformatted_20_Text"><text:s text:c="10"/>...,</text:p>
      <text:p text:style-name="Preformatted_20_Text"><text:s text:c="10"/>[ 0.08129616, -0.01620004, -0.16096886, ..., <text:s/>0.06288215,</text:p>
      <text:p text:style-name="Preformatted_20_Text"><text:s text:c="11"/>-0.17612164, <text:s/>0.13947318],</text:p>
      <text:p text:style-name="Preformatted_20_Text"><text:s text:c="10"/>[-0.22863823, <text:s/>0.10808063, <text:s/>0.15569608, ..., <text:s/>0.04332241,</text:p>
      <text:p text:style-name="Preformatted_20_Text"><text:s text:c="12"/>0.1682732 , <text:s/>0.02880581],</text:p>
      <text:p text:style-name="Preformatted_20_Text"><text:s text:c="10"/>[-0.03927852, <text:s/>0.12378186, -0.18793999, ..., -0.18778814,</text:p>
      <text:p text:style-name="Preformatted_20_Text"><text:s text:c="11"/>-0.0044924 , -0.25210628]], dtype=float32),</text:p>
      <text:p text:style-name="Preformatted_20_Text"><text:s text:c="3"/>array([-0.01660048, <text:s/>0.00045908, -0.00473705, -0.00333411, <text:s/>0.0181819 ,</text:p>
      <text:p text:style-name="Preformatted_20_Text"><text:s text:c="10"/>-0.0144471 , <text:s/>0.00710415, -0.00117436, -0.01866657, -0.04230668,</text:p>
      <text:p text:style-name="Preformatted_20_Text"><text:s text:c="11"/>0.0001879 , <text:s/>0.01075135, -0.02376767, <text:s/>0.01155707, -0.00810309,</text:p>
      <text:p text:style-name="Preformatted_20_Text"><text:s text:c="10"/>-0.01729397, -0.01148874, -0.00716319, <text:s/>0.00054983, -0.00260659,</text:p>
      <text:p text:style-name="Preformatted_20_Text"><text:soft-page-break/><text:s text:c="10"/>-0.00937035, <text:s/>0.00220328, <text:s/>0.01653167, <text:s/>0.00893011, -0.0268158 ,</text:p>
      <text:p text:style-name="Preformatted_20_Text"><text:s text:c="11"/>0.00058088, <text:s/>0.01226069, -0.00622456, <text:s/>0.01267815, -0.02546164,</text:p>
      <text:p text:style-name="Preformatted_20_Text"><text:s text:c="10"/>-0.00166348, -0.02558139], dtype=float32),</text:p>
      <text:p text:style-name="Preformatted_20_Text"><text:s text:c="3"/>array([[ 0.35854176],</text:p>
      <text:p text:style-name="Preformatted_20_Text"><text:s text:c="10"/>[ 0.09731725],</text:p>
      <text:p text:style-name="Preformatted_20_Text"><text:s text:c="10"/>[-0.27950037],</text:p>
      <text:p text:style-name="Preformatted_20_Text"><text:s text:c="10"/>[-0.1337508 ],</text:p>
      <text:p text:style-name="Preformatted_20_Text"><text:s text:c="10"/>[ 0.20617163],</text:p>
      <text:p text:style-name="Preformatted_20_Text"><text:s text:c="10"/>[-0.17597874],</text:p>
      <text:p text:style-name="Preformatted_20_Text"><text:s text:c="10"/>[ 0.2129321 ],</text:p>
      <text:p text:style-name="Preformatted_20_Text"><text:s text:c="10"/>[-0.05715437],</text:p>
      <text:p text:style-name="Preformatted_20_Text"><text:s text:c="10"/>[-0.2769606 ],</text:p>
      <text:p text:style-name="Preformatted_20_Text"><text:s text:c="10"/>[-0.33749273],</text:p>
      <text:p text:style-name="Preformatted_20_Text"><text:s text:c="10"/>[-0.01096952],</text:p>
      <text:p text:style-name="Preformatted_20_Text"><text:s text:c="10"/>[ 0.14293972],</text:p>
      <text:p text:style-name="Preformatted_20_Text"><text:s text:c="10"/>[-0.3310397 ],</text:p>
      <text:p text:style-name="Preformatted_20_Text"><text:s text:c="10"/>[ 0.233035 <text:s/>],</text:p>
      <text:p text:style-name="Preformatted_20_Text"><text:s text:c="10"/>[ 0.17691556],</text:p>
      <text:p text:style-name="Preformatted_20_Text"><text:s text:c="10"/>[-0.19718194],</text:p>
      <text:p text:style-name="Preformatted_20_Text"><text:s text:c="10"/>[-0.16837478],</text:p>
      <text:p text:style-name="Preformatted_20_Text"><text:s text:c="10"/>[-0.22299094],</text:p>
      <text:p text:style-name="Preformatted_20_Text"><text:s text:c="10"/>[ 0.10607389],</text:p>
      <text:p text:style-name="Preformatted_20_Text"><text:s text:c="10"/>[-0.3114814 ],</text:p>
      <text:p text:style-name="Preformatted_20_Text"><text:s text:c="10"/>[ 0.18661529],</text:p>
      <text:p text:style-name="Preformatted_20_Text"><text:s text:c="10"/>[ 0.14077549],</text:p>
      <text:p text:style-name="Preformatted_20_Text"><text:s text:c="10"/>[ 0.2329772 ],</text:p>
      <text:p text:style-name="Preformatted_20_Text"><text:s text:c="10"/>[ 0.2090162 ],</text:p>
      <text:p text:style-name="Preformatted_20_Text"><text:s text:c="10"/>[-0.27194104],</text:p>
      <text:p text:style-name="Preformatted_20_Text"><text:s text:c="10"/>[ 0.03752668],</text:p>
      <text:p text:style-name="Preformatted_20_Text"><text:s text:c="10"/>[ 0.24220929],</text:p>
      <text:p text:style-name="Preformatted_20_Text"><text:s text:c="10"/>[-0.08799015],</text:p>
      <text:p text:style-name="Preformatted_20_Text"><text:s text:c="10"/>[ 0.25667682],</text:p>
      <text:p text:style-name="Preformatted_20_Text"><text:s text:c="10"/>[-0.19029847],</text:p>
      <text:p text:style-name="Preformatted_20_Text"><text:s text:c="10"/>[-0.02330723],</text:p>
      <text:p text:style-name="Preformatted_20_Text"><text:s text:c="10"/>[-0.16654208]], dtype=float32),</text:p>
      <text:p text:style-name="Preformatted_20_Text"><text:s text:c="3"/>array([0.11462351], dtype=float32)],</text:p>
      <text:p text:style-name="Preformatted_20_Text"><text:s text:c="2"/>[array([[ 0.0084491 , -0.01330272, -0.07835244, ..., -0.04853269,</text:p>
      <text:p text:style-name="Preformatted_20_Text"><text:s text:c="11"/>-0.05978921, <text:s/>0.08434677],</text:p>
      <text:p text:style-name="Preformatted_20_Text"><text:s text:c="10"/>[-0.02014043, <text:s/>0.09346581, <text:s/>0.04625395, ..., <text:s/>0.11895005,</text:p>
      <text:p text:style-name="Preformatted_20_Text"><text:s text:c="12"/>0.0046635 , <text:s/>0.00113274],</text:p>
      <text:p text:style-name="Preformatted_20_Text"><text:s text:c="10"/>[ 0.02643255, -0.10952754, <text:s/>0.11079338, ..., -0.05873058,</text:p>
      <text:p text:style-name="Preformatted_20_Text"><text:s text:c="11"/>-0.11964075, <text:s/>0.11778327],</text:p>
      <text:p text:style-name="Preformatted_20_Text"><text:s text:c="10"/>...,</text:p>
      <text:p text:style-name="Preformatted_20_Text"><text:s text:c="10"/>[ 0.02318796, -0.04971762, <text:s/>0.07147407, ..., -0.04893838,</text:p>
      <text:p text:style-name="Preformatted_20_Text"><text:s text:c="11"/>-0.08511061, <text:s/>0.04452319],</text:p>
      <text:p text:style-name="Preformatted_20_Text"><text:s text:c="10"/>[ 0.01053892, -0.06658941, -0.0548217 , ..., <text:s/>0.10571168,</text:p>
      <text:p text:style-name="Preformatted_20_Text"><text:s text:c="11"/>-0.10738236, -0.06475573],</text:p>
      <text:p text:style-name="Preformatted_20_Text"><text:s text:c="10"/>[ 0.16195443, <text:s/>0.13650334, -0.02531808, ..., <text:s/>0.0276492 ,</text:p>
      <text:p text:style-name="Preformatted_20_Text"><text:s text:c="12"/>0.03229021, -0.02869057]], dtype=float32),</text:p>
      <text:p text:style-name="Preformatted_20_Text"><text:s text:c="3"/>array([-2.53006630e-03, -3.45919840e-03, -7.46431947e-03, <text:s/>1.89190009e-03,</text:p>
      <text:p text:style-name="Preformatted_20_Text"><text:s text:c="10"/>-1.16240443e-03, -1.21307010e-02, -3.49544600e-04, -1.92659092e-03,</text:p>
      <text:p text:style-name="Preformatted_20_Text"><text:s text:c="10"/>-1.82106569e-02, -7.31430948e-03, <text:s/>1.34220463e-04, <text:s/>4.65039157e-05,</text:p>
      <text:p text:style-name="Preformatted_20_Text"><text:s text:c="10"/>-2.90707452e-03, <text:s/>3.52702802e-04, -3.79166682e-04, -7.84749573e-04,</text:p>
      <text:p text:style-name="Preformatted_20_Text"><text:s text:c="10"/>-2.63775582e-03, -1.50456047e-03, -6.02315133e-03, <text:s/>6.94487608e-05,</text:p>
      <text:p text:style-name="Preformatted_20_Text"><text:s text:c="10"/>-3.24808713e-03, -1.86615775e-03, -1.15997335e-02, -6.25540083e-03,</text:p>
      <text:p text:style-name="Preformatted_20_Text"><text:s text:c="11"/>5.10324771e-03, -3.14436131e-03, -1.56857609e-03, -6.31159591e-03,</text:p>
      <text:p text:style-name="Preformatted_20_Text"><text:s text:c="11"/>1.73926516e-03, -6.81364210e-03, -2.05059014e-02, -2.12772246e-02,</text:p>
      <text:p text:style-name="Preformatted_20_Text"><text:s text:c="11"/>1.86655408e-04, -3.86716216e-03, -5.93911950e-03, -2.17527244e-03,</text:p>
      <text:p text:style-name="Preformatted_20_Text"><text:s text:c="10"/>-7.70316925e-04, -1.18680799e-03, -7.39609299e-04, -4.68640937e-04,</text:p>
      <text:p text:style-name="Preformatted_20_Text"><text:s text:c="10"/>-1.97870875e-04, -3.74119133e-02, <text:s/>6.26214501e-03, <text:s/>3.08574177e-04,</text:p>
      <text:p text:style-name="Preformatted_20_Text"><text:s text:c="10"/>-1.12500205e-03, <text:s/>1.02434102e-02, <text:s/>1.72406633e-03, -7.44117098e-03,</text:p>
      <text:p text:style-name="Preformatted_20_Text"><text:s text:c="10"/>-5.46104461e-03, <text:s/>5.31743513e-04, -3.87986237e-03, -7.01738289e-03,</text:p>
      <text:p text:style-name="Preformatted_20_Text"><text:s text:c="10"/>-9.76071134e-03, <text:s/>3.45454179e-03, -1.71959936e-03, -4.77191340e-03,</text:p>
      <text:p text:style-name="Preformatted_20_Text"><text:s text:c="11"/>2.16246210e-03, -7.21165864e-03, -5.00252517e-03, -2.00065970e-03,</text:p>
      <text:p text:style-name="Preformatted_20_Text"><text:soft-page-break/><text:s text:c="10"/>-2.10142508e-02, <text:s/>8.20244383e-03, -7.70752225e-03, <text:s/>1.85087207e-03],</text:p>
      <text:p text:style-name="Preformatted_20_Text"><text:s text:c="9"/>dtype=float32),</text:p>
      <text:p text:style-name="Preformatted_20_Text"><text:s text:c="3"/>array([[-0.24852414, -0.02235327, <text:s/>0.0676212 , ..., -0.13112618,</text:p>
      <text:p text:style-name="Preformatted_20_Text"><text:s text:c="11"/>-0.01855932, <text:s/>0.19479825],</text:p>
      <text:p text:style-name="Preformatted_20_Text"><text:s text:c="10"/>[-0.18542193, <text:s/>0.02857566, -0.17367595, ..., <text:s/>0.1117892 ,</text:p>
      <text:p text:style-name="Preformatted_20_Text"><text:s text:c="11"/>-0.21837053, <text:s/>0.14287305],</text:p>
      <text:p text:style-name="Preformatted_20_Text"><text:s text:c="10"/>[-0.12749256, <text:s/>0.03500825, -0.09707613, ..., -0.10878887,</text:p>
      <text:p text:style-name="Preformatted_20_Text"><text:s text:c="12"/>0.14672281, <text:s/>0.03800013],</text:p>
      <text:p text:style-name="Preformatted_20_Text"><text:s text:c="10"/>...,</text:p>
      <text:p text:style-name="Preformatted_20_Text"><text:s text:c="10"/>[ 0.08560333, -0.01572052, -0.16915143, ..., <text:s/>0.07130719,</text:p>
      <text:p text:style-name="Preformatted_20_Text"><text:s text:c="11"/>-0.17610472, <text:s/>0.14812249],</text:p>
      <text:p text:style-name="Preformatted_20_Text"><text:s text:c="10"/>[-0.23208232, <text:s/>0.10881198, <text:s/>0.157367 <text:s/>, ..., <text:s/>0.04547264,</text:p>
      <text:p text:style-name="Preformatted_20_Text"><text:s text:c="12"/>0.16844709, <text:s/>0.02871686],</text:p>
      <text:p text:style-name="Preformatted_20_Text"><text:s text:c="10"/>[-0.03842927, <text:s/>0.12473306, -0.1916865 , ..., -0.18589689,</text:p>
      <text:p text:style-name="Preformatted_20_Text"><text:s text:c="11"/>-0.00454099, -0.24832618]], dtype=float32),</text:p>
      <text:p text:style-name="Preformatted_20_Text"><text:s text:c="3"/>array([ 0.00754302, <text:s/>0.00167581, -0.00663637, -0.00405012, <text:s/>0.01503314,</text:p>
      <text:p text:style-name="Preformatted_20_Text"><text:s text:c="10"/>-0.01486679, <text:s/>0.01560313, -0.00412365, -0.04849618, -0.04987806,</text:p>
      <text:p text:style-name="Preformatted_20_Text"><text:s text:c="11"/>0.00038942, <text:s/>0.00250263, -0.03707399, <text:s/>0.00616997, <text:s/>0.00010569,</text:p>
      <text:p text:style-name="Preformatted_20_Text"><text:s text:c="10"/>-0.0286683 , -0.01690317, -0.01620854, <text:s/>0.00608061, -0.01441614,</text:p>
      <text:p text:style-name="Preformatted_20_Text"><text:s text:c="11"/>0.00356038, <text:s/>0.0061637 , <text:s/>0.01122122, <text:s/>0.006124 <text:s/>, -0.02210075,</text:p>
      <text:p text:style-name="Preformatted_20_Text"><text:s text:c="11"/>0.00085934, <text:s/>0.00330693, -0.00787412, <text:s/>0.01227331, -0.02715931,</text:p>
      <text:p text:style-name="Preformatted_20_Text"><text:s text:c="10"/>-0.00265392, -0.02337392], dtype=float32),</text:p>
      <text:p text:style-name="Preformatted_20_Text"><text:s text:c="3"/>array([[ 0.3596312 ],</text:p>
      <text:p text:style-name="Preformatted_20_Text"><text:s text:c="10"/>[ 0.10016569],</text:p>
      <text:p text:style-name="Preformatted_20_Text"><text:s text:c="10"/>[-0.2813113 ],</text:p>
      <text:p text:style-name="Preformatted_20_Text"><text:s text:c="10"/>[-0.12563245],</text:p>
      <text:p text:style-name="Preformatted_20_Text"><text:s text:c="10"/>[ 0.17956421],</text:p>
      <text:p text:style-name="Preformatted_20_Text"><text:s text:c="10"/>[-0.16071129],</text:p>
      <text:p text:style-name="Preformatted_20_Text"><text:s text:c="10"/>[ 0.21868567],</text:p>
      <text:p text:style-name="Preformatted_20_Text"><text:s text:c="10"/>[-0.04640012],</text:p>
      <text:p text:style-name="Preformatted_20_Text"><text:s text:c="10"/>[-0.26387995],</text:p>
      <text:p text:style-name="Preformatted_20_Text"><text:s text:c="10"/>[-0.31745 <text:s text:c="2"/>],</text:p>
      <text:p text:style-name="Preformatted_20_Text"><text:s text:c="10"/>[-0.02337501],</text:p>
      <text:p text:style-name="Preformatted_20_Text"><text:s text:c="10"/>[ 0.19020687],</text:p>
      <text:p text:style-name="Preformatted_20_Text"><text:s text:c="10"/>[-0.3202654 ],</text:p>
      <text:p text:style-name="Preformatted_20_Text"><text:s text:c="10"/>[ 0.23587044],</text:p>
      <text:p text:style-name="Preformatted_20_Text"><text:s text:c="10"/>[ 0.17218584],</text:p>
      <text:p text:style-name="Preformatted_20_Text"><text:s text:c="10"/>[-0.13946253],</text:p>
      <text:p text:style-name="Preformatted_20_Text"><text:s text:c="10"/>[-0.16203484],</text:p>
      <text:p text:style-name="Preformatted_20_Text"><text:s text:c="10"/>[-0.22259568],</text:p>
      <text:p text:style-name="Preformatted_20_Text"><text:s text:c="10"/>[ 0.0678205 ],</text:p>
      <text:p text:style-name="Preformatted_20_Text"><text:s text:c="10"/>[-0.3074858 ],</text:p>
      <text:p text:style-name="Preformatted_20_Text"><text:s text:c="10"/>[ 0.18263279],</text:p>
      <text:p text:style-name="Preformatted_20_Text"><text:s text:c="10"/>[ 0.16108881],</text:p>
      <text:p text:style-name="Preformatted_20_Text"><text:s text:c="10"/>[ 0.2395665 ],</text:p>
      <text:p text:style-name="Preformatted_20_Text"><text:s text:c="10"/>[ 0.26818827],</text:p>
      <text:p text:style-name="Preformatted_20_Text"><text:s text:c="10"/>[-0.24623965],</text:p>
      <text:p text:style-name="Preformatted_20_Text"><text:s text:c="10"/>[ 0.03738772],</text:p>
      <text:p text:style-name="Preformatted_20_Text"><text:s text:c="10"/>[ 0.22214231],</text:p>
      <text:p text:style-name="Preformatted_20_Text"><text:s text:c="10"/>[-0.08674098],</text:p>
      <text:p text:style-name="Preformatted_20_Text"><text:s text:c="10"/>[ 0.2928863 ],</text:p>
      <text:p text:style-name="Preformatted_20_Text"><text:s text:c="10"/>[-0.14625016],</text:p>
      <text:p text:style-name="Preformatted_20_Text"><text:s text:c="10"/>[-0.01739294],</text:p>
      <text:p text:style-name="Preformatted_20_Text"><text:s text:c="10"/>[-0.13625021]], dtype=float32),</text:p>
      <text:p text:style-name="P4"><text:s text:c="3"/>array([0.09996336], dtype=float32)]])</text:p>
      <text:p text:style-name="P2"/>
      <text:p text:style-name="Preformatted_20_Text"><text:s text:c="10"/>[ 0.31771165],</text:p>
      <text:p text:style-name="Preformatted_20_Text"><text:s text:c="10"/>[-0.14379796],</text:p>
      <text:p text:style-name="Preformatted_20_Text"><text:s text:c="10"/>[-0.02938224],</text:p>
      <text:p text:style-name="Preformatted_20_Text"><text:s text:c="10"/>[-0.15812528]], dtype=float32),</text:p>
      <text:p text:style-name="Preformatted_20_Text"><text:s text:c="3"/>array([0.15817921], dtype=float32)],</text:p>
      <text:p text:style-name="Preformatted_20_Text"><text:s text:c="2"/>[array([[ 0.01899669, -0.01140326, -0.07636116, ..., -0.04332394,</text:p>
      <text:p text:style-name="Preformatted_20_Text"><text:soft-page-break/><text:s text:c="11"/>-0.06230273, <text:s/>0.08046744],</text:p>
      <text:p text:style-name="Preformatted_20_Text"><text:s text:c="10"/>[-0.01168127, <text:s/>0.09534596, <text:s/>0.04773321, ..., <text:s/>0.12251747,</text:p>
      <text:p text:style-name="Preformatted_20_Text"><text:s text:c="12"/>0.00311221, -0.00272744],</text:p>
      <text:p text:style-name="Preformatted_20_Text"><text:s text:c="10"/>[ 0.03356646, -0.107469 <text:s/>, <text:s/>0.11244687, ..., -0.05530559,</text:p>
      <text:p text:style-name="Preformatted_20_Text"><text:s text:c="11"/>-0.12075541, <text:s/>0.11553598],</text:p>
      <text:p text:style-name="Preformatted_20_Text"><text:s text:c="10"/>...,</text:p>
      <text:p text:style-name="Preformatted_20_Text"><text:s text:c="10"/>[-0.00287817, -0.05962895, <text:s/>0.07600784, ..., -0.06059901,</text:p>
      <text:p text:style-name="Preformatted_20_Text"><text:s text:c="11"/>-0.08175538, <text:s/>0.05032903],</text:p>
      <text:p text:style-name="Preformatted_20_Text"><text:s text:c="10"/>[-0.02608263, -0.0789885 , -0.0474791 , ..., <text:s/>0.09303067,</text:p>
      <text:p text:style-name="Preformatted_20_Text"><text:s text:c="11"/>-0.10291453, -0.05774385],</text:p>
      <text:p text:style-name="Preformatted_20_Text"><text:s text:c="10"/>[ 0.11141256, <text:s/>0.11886311, -0.01673172, ..., <text:s/>0.0155242 ,</text:p>
      <text:p text:style-name="Preformatted_20_Text"><text:s text:c="12"/>0.04185665, -0.01817588]], dtype=float32),</text:p>
      <text:p text:style-name="Preformatted_20_Text"><text:s text:c="3"/>array([ 9.79718100e-03, <text:s/>2.02380563e-03, -2.43782694e-03, <text:s/>2.04433327e-05,</text:p>
      <text:p text:style-name="Preformatted_20_Text"><text:s text:c="10"/>-1.58998035e-02, -1.93976853e-02, -3.28554597e-04, -1.17347133e-03,</text:p>
      <text:p text:style-name="Preformatted_20_Text"><text:s text:c="10"/>-9.77855455e-03, -2.56895577e-03, -7.53261207e-04, <text:s/>5.02338028e-03,</text:p>
      <text:p text:style-name="Preformatted_20_Text"><text:s text:c="10"/>-2.87797273e-04, <text:s/>0.00000000e+00, <text:s/>3.30227334e-03, <text:s/>1.93853583e-03,</text:p>
      <text:p text:style-name="Preformatted_20_Text"><text:s text:c="10"/>-3.27863172e-03, <text:s/>6.76003983e-05, <text:s/>2.58195517e-03, <text:s/>0.00000000e+00,</text:p>
      <text:p text:style-name="Preformatted_20_Text"><text:s text:c="10"/>-1.63631211e-03, -2.85057165e-03, <text:s/>1.02199754e-03, -3.96818202e-03,</text:p>
      <text:p text:style-name="Preformatted_20_Text"><text:s text:c="10"/>-1.86153469e-04, <text:s/>4.55570262e-04, -2.63973116e-03, -1.84169449e-02,</text:p>
      <text:p text:style-name="Preformatted_20_Text"><text:s text:c="11"/>3.08076176e-03, -3.09088151e-03, -1.10686282e-02, -2.04181094e-02,</text:p>
      <text:p text:style-name="Preformatted_20_Text"><text:s text:c="10"/>-8.46052717e-04, -8.61237582e-04, -3.94480675e-03, <text:s/>3.42498394e-03,</text:p>
      <text:p text:style-name="Preformatted_20_Text"><text:s text:c="11"/>5.23749692e-03, -1.33540109e-02, <text:s/>3.39652121e-04, <text:s/>1.50966656e-03,</text:p>
      <text:p text:style-name="Preformatted_20_Text"><text:s text:c="11"/>6.12907479e-06, -2.22815797e-02, <text:s/>2.92555755e-03, <text:s/>2.35833541e-05,</text:p>
      <text:p text:style-name="Preformatted_20_Text"><text:s text:c="10"/>-6.60607871e-03, -1.30129431e-03, <text:s/>8.28805659e-03, -7.05066277e-03,</text:p>
      <text:p text:style-name="Preformatted_20_Text"><text:s text:c="10"/>-2.38115806e-03, -8.59994616e-05, <text:s/>5.91764343e-04, <text:s/>9.42753803e-04,</text:p>
      <text:p text:style-name="Preformatted_20_Text"><text:s text:c="10"/>-1.00722965e-02, -5.08910231e-03, -4.72661341e-03, <text:s/>8.21185205e-03,</text:p>
      <text:p text:style-name="Preformatted_20_Text"><text:s text:c="10"/>-7.81660900e-03, -3.74138053e-03, -1.05597195e-03, -3.16302670e-04,</text:p>
      <text:p text:style-name="Preformatted_20_Text"><text:s text:c="10"/>-9.14364215e-03, <text:s/>8.11198726e-03, -9.38900001e-03, -4.62559983e-03],</text:p>
      <text:p text:style-name="Preformatted_20_Text"><text:s text:c="9"/>dtype=float32),</text:p>
      <text:p text:style-name="Preformatted_20_Text"><text:s text:c="3"/>array([[-0.2524444 , -0.02282318, <text:s/>0.06086656, ..., -0.11772647,</text:p>
      <text:p text:style-name="Preformatted_20_Text"><text:s text:c="11"/>-0.01882773, <text:s/>0.20458376],</text:p>
      <text:p text:style-name="Preformatted_20_Text"><text:s text:c="10"/>[-0.18402274, <text:s/>0.02870521, -0.17428939, ..., <text:s/>0.1137259 ,</text:p>
      <text:p text:style-name="Preformatted_20_Text"><text:s text:c="11"/>-0.21814531, <text:s/>0.1460216 ],</text:p>
      <text:p text:style-name="Preformatted_20_Text"><text:s text:c="10"/>[-0.12876393, <text:s/>0.0347766 , -0.0969107 , ..., -0.10463513,</text:p>
      <text:p text:style-name="Preformatted_20_Text"><text:s text:c="12"/>0.14669424, <text:s/>0.04201314],</text:p>
      <text:p text:style-name="Preformatted_20_Text"><text:s text:c="10"/>...,</text:p>
      <text:p text:style-name="Preformatted_20_Text"><text:s text:c="10"/>[ 0.08404926, -0.01652066, -0.16923288, ..., <text:s/>0.0691205 ,</text:p>
      <text:p text:style-name="Preformatted_20_Text"><text:s text:c="11"/>-0.17751548, <text:s/>0.14555942],</text:p>
      <text:p text:style-name="Preformatted_20_Text"><text:s text:c="10"/>[-0.22902492, <text:s/>0.10810779, <text:s/>0.15563947, ..., <text:s/>0.04668364,</text:p>
      <text:p text:style-name="Preformatted_20_Text"><text:s text:c="12"/>0.16829874, <text:s/>0.0305193 ],</text:p>
      <text:p text:style-name="Preformatted_20_Text"><text:s text:c="10"/>[-0.03885812, <text:s/>0.1234986 , -0.18916108, ..., -0.18524607,</text:p>
      <text:p text:style-name="Preformatted_20_Text"><text:s text:c="11"/>-0.00471902, -0.2520904 ]], dtype=float32),</text:p>
      <text:p text:style-name="Preformatted_20_Text"><text:s text:c="3"/>array([-7.35275587e-03, -2.47668831e-05, -1.39962751e-02, -7.04801735e-03,</text:p>
      <text:p text:style-name="Preformatted_20_Text"><text:s text:c="11"/>2.55108047e-02, -1.33974515e-02, <text:s/>1.44940503e-02, -4.77734313e-04,</text:p>
      <text:p text:style-name="Preformatted_20_Text"><text:s text:c="10"/>-3.06560211e-02, -2.93095000e-02, -2.52978178e-04, <text:s/>1.65275428e-02,</text:p>
      <text:p text:style-name="Preformatted_20_Text"><text:s text:c="10"/>-2.03352757e-02, <text:s/>1.52437687e-02, -5.62165340e-04, -2.04824694e-02,</text:p>
      <text:p text:style-name="Preformatted_20_Text"><text:s text:c="10"/>-2.00548545e-02, -1.49326269e-02, <text:s/>1.56658441e-02, -1.92085258e-03,</text:p>
      <text:p text:style-name="Preformatted_20_Text"><text:s text:c="10"/>-7.45333673e-04, <text:s/>7.90099800e-03, <text:s/>2.34654024e-02, <text:s/>8.80017597e-03,</text:p>
      <text:p text:style-name="Preformatted_20_Text"><text:s text:c="10"/>-4.23246771e-02, <text:s/>3.28550290e-04, <text:s/>2.34490912e-02, -3.31146619e-03,</text:p>
      <text:p text:style-name="Preformatted_20_Text"><text:s text:c="11"/>2.15030164e-02, -2.89170500e-02, -3.52468761e-03, -2.64127273e-02],</text:p>
      <text:p text:style-name="Preformatted_20_Text"><text:s text:c="9"/>dtype=float32),</text:p>
      <text:p text:style-name="Preformatted_20_Text"><text:s text:c="3"/>array([[ 0.3597253 ],</text:p>
      <text:p text:style-name="Preformatted_20_Text"><text:s text:c="10"/>[ 0.09723547],</text:p>
      <text:p text:style-name="Preformatted_20_Text"><text:s text:c="10"/>[-0.28202894],</text:p>
      <text:p text:style-name="Preformatted_20_Text"><text:s text:c="10"/>[-0.13299769],</text:p>
      <text:p text:style-name="Preformatted_20_Text"><text:s text:c="10"/>[ 0.21172568],</text:p>
      <text:p text:style-name="Preformatted_20_Text"><text:s text:c="10"/>[-0.16971198],</text:p>
      <text:p text:style-name="Preformatted_20_Text"><text:s text:c="10"/>[ 0.2133018 ],</text:p>
      <text:p text:style-name="Preformatted_20_Text"><text:s text:c="10"/>[-0.05817014],</text:p>
      <text:p text:style-name="Preformatted_20_Text"><text:s text:c="10"/>[-0.2927394 ],</text:p>
      <text:p text:style-name="Preformatted_20_Text"><text:s text:c="10"/>[-0.34464407],</text:p>
      <text:p text:style-name="Preformatted_20_Text"><text:s text:c="10"/>[-0.00704539],</text:p>
      <text:p text:style-name="Preformatted_20_Text"><text:s text:c="10"/>[ 0.1238471 ],</text:p>
      <text:p text:style-name="Preformatted_20_Text"><text:s text:c="10"/>[-0.33599535],</text:p>
      <text:p text:style-name="Preformatted_20_Text"><text:soft-page-break/><text:s text:c="10"/>[ 0.17487302],</text:p>
      <text:p text:style-name="Preformatted_20_Text"><text:s text:c="10"/>[ 0.1783313 ],</text:p>
      <text:p text:style-name="Preformatted_20_Text"><text:s text:c="10"/>[-0.19453804],</text:p>
      <text:p text:style-name="Preformatted_20_Text"><text:s text:c="10"/>[-0.17128372],</text:p>
      <text:p text:style-name="Preformatted_20_Text"><text:s text:c="10"/>[-0.22848451],</text:p>
      <text:p text:style-name="Preformatted_20_Text"><text:s text:c="10"/>[ 0.09732341],</text:p>
      <text:p text:style-name="Preformatted_20_Text"><text:s text:c="10"/>[-0.3127129 ],</text:p>
      <text:p text:style-name="Preformatted_20_Text"><text:s text:c="10"/>[ 0.18071626],</text:p>
      <text:p text:style-name="Preformatted_20_Text"><text:s text:c="10"/>[ 0.14250895],</text:p>
      <text:p text:style-name="Preformatted_20_Text"><text:s text:c="10"/>[ 0.22374074],</text:p>
      <text:p text:style-name="Preformatted_20_Text"><text:s text:c="10"/>[ 0.1930075 ],</text:p>
      <text:p text:style-name="Preformatted_20_Text"><text:s text:c="10"/>[-0.26681745],</text:p>
      <text:p text:style-name="Preformatted_20_Text"><text:s text:c="10"/>[ 0.0367451 ],</text:p>
      <text:p text:style-name="Preformatted_20_Text"><text:s text:c="10"/>[ 0.2172679 ],</text:p>
      <text:p text:style-name="Preformatted_20_Text"><text:s text:c="10"/>[-0.09184054],</text:p>
      <text:p text:style-name="Preformatted_20_Text"><text:s text:c="10"/>[ 0.25911334],</text:p>
      <text:p text:style-name="Preformatted_20_Text"><text:s text:c="10"/>[-0.19362998],</text:p>
      <text:p text:style-name="Preformatted_20_Text"><text:s text:c="10"/>[-0.01255288],</text:p>
      <text:p text:style-name="Preformatted_20_Text"><text:s text:c="10"/>[-0.17726974]], dtype=float32),</text:p>
      <text:p text:style-name="Preformatted_20_Text"><text:s text:c="3"/>array([0.13913137], dtype=float32)],</text:p>
      <text:p text:style-name="Preformatted_20_Text"><text:s text:c="2"/>[array([[ 0.01241631, -0.01063604, -0.07611313, ..., -0.04849367,</text:p>
      <text:p text:style-name="Preformatted_20_Text"><text:s text:c="11"/>-0.06083402, <text:s/>0.08279227],</text:p>
      <text:p text:style-name="Preformatted_20_Text"><text:s text:c="10"/>[-0.01671061, <text:s/>0.09597498, <text:s/>0.04819822, ..., <text:s/>0.118554 <text:s/>,</text:p>
      <text:p text:style-name="Preformatted_20_Text"><text:s text:c="12"/>0.00374257, -0.00081401],</text:p>
      <text:p text:style-name="Preformatted_20_Text"><text:s text:c="10"/>[ 0.02875571, -0.10756912, <text:s/>0.11284308, ..., -0.05834532,</text:p>
      <text:p text:style-name="Preformatted_20_Text"><text:s text:c="11"/>-0.12013243, <text:s/>0.11618267],</text:p>
      <text:p text:style-name="Preformatted_20_Text"><text:s text:c="10"/>...,</text:p>
      <text:p text:style-name="Preformatted_20_Text"><text:s text:c="10"/>[ 0.00276005, -0.05706686, <text:s/>0.07582752, ..., -0.05223618,</text:p>
      <text:p text:style-name="Preformatted_20_Text"><text:s text:c="11"/>-0.08471149, <text:s/>0.04391376],</text:p>
      <text:p text:style-name="Preformatted_20_Text"><text:s text:c="10"/>[-0.02064082, -0.07607894, -0.04744465, ..., <text:s/>0.10027833,</text:p>
      <text:p text:style-name="Preformatted_20_Text"><text:s text:c="11"/>-0.10554753, -0.06431123],</text:p>
      <text:p text:style-name="Preformatted_20_Text"><text:s text:c="10"/>[ 0.11564422, <text:s/>0.12323277, -0.01665129, ..., <text:s/>0.02238134,</text:p>
      <text:p text:style-name="Preformatted_20_Text"><text:s text:c="12"/>0.03820918, -0.02418454]], dtype=float32),</text:p>
      <text:p text:style-name="Preformatted_20_Text"><text:s text:c="3"/>array([ 1.0785558e-03, <text:s/>4.0119691e-03, <text:s/>1.6795988e-03, -5.3386548e-06,</text:p>
      <text:p text:style-name="Preformatted_20_Text"><text:s text:c="10"/>-2.0903463e-02, -1.0985296e-02, -2.0623538e-03, -7.2108826e-04,</text:p>
      <text:p text:style-name="Preformatted_20_Text"><text:s text:c="10"/>-1.1627504e-02, <text:s/>3.4869586e-03, <text:s/>2.3943861e-03, <text:s/>9.7122742e-03,</text:p>
      <text:p text:style-name="Preformatted_20_Text"><text:s text:c="11"/>1.7718251e-03, <text:s/>0.0000000e+00, <text:s/>3.1791825e-03, <text:s/>2.7767799e-03,</text:p>
      <text:p text:style-name="Preformatted_20_Text"><text:s text:c="10"/>-4.6501544e-05, -7.8434980e-04, -4.6776682e-03, <text:s/>4.4121964e-05,</text:p>
      <text:p text:style-name="Preformatted_20_Text"><text:s text:c="10"/>-3.0962341e-03, <text:s/>4.3085613e-04, -7.6116486e-03, -8.8188555e-03,</text:p>
      <text:p text:style-name="Preformatted_20_Text"><text:s text:c="11"/>2.7810929e-03, -6.7690643e-04, -8.9875106e-03, -2.0640818e-03,</text:p>
      <text:p text:style-name="Preformatted_20_Text"><text:s text:c="11"/>8.8313146e-04, -2.1020439e-03, -2.0965666e-02, -2.0889023e-02,</text:p>
      <text:p text:style-name="Preformatted_20_Text"><text:s text:c="11"/>2.2508318e-03, <text:s/>2.3749000e-03, -1.7118448e-04, -1.0397515e-03,</text:p>
      <text:p text:style-name="Preformatted_20_Text"><text:s text:c="11"/>1.9620948e-03, -4.3285112e-03, <text:s/>2.4266719e-04, <text:s/>1.6597495e-03,</text:p>
      <text:p text:style-name="Preformatted_20_Text"><text:s text:c="11"/>2.6512234e-03, -3.0560400e-02, -1.8186275e-03, <text:s/>0.0000000e+00,</text:p>
      <text:p text:style-name="Preformatted_20_Text"><text:s text:c="10"/>-3.1433646e-03, <text:s/>5.0895140e-03, <text:s/>3.8060648e-03, -3.6018058e-03,</text:p>
      <text:p text:style-name="Preformatted_20_Text"><text:s text:c="10"/>-1.2130013e-02, -1.6578819e-04, <text:s/>1.7202513e-03, -4.4095116e-03,</text:p>
      <text:p text:style-name="Preformatted_20_Text"><text:s text:c="10"/>-1.4055989e-03, -7.8947822e-05, -7.2044757e-04, -3.4773401e-03,</text:p>
      <text:p text:style-name="Preformatted_20_Text"><text:s text:c="10"/>-1.0796817e-04, -3.2267093e-03, -6.1966488e-03, <text:s/>4.9796479e-04,</text:p>
      <text:p text:style-name="Preformatted_20_Text"><text:s text:c="10"/>-8.7365415e-03, <text:s/>6.0371128e-03, -9.5128827e-03, -8.8614959e-04],</text:p>
      <text:p text:style-name="Preformatted_20_Text"><text:s text:c="9"/>dtype=float32),</text:p>
      <text:p text:style-name="Preformatted_20_Text"><text:s text:c="3"/>array([[-0.2527234 , -0.02269504, <text:s/>0.06224693, ..., -0.11932375,</text:p>
      <text:p text:style-name="Preformatted_20_Text"><text:s text:c="11"/>-0.0185862 , <text:s/>0.2031062 ],</text:p>
      <text:p text:style-name="Preformatted_20_Text"><text:s text:c="10"/>[-0.18421945, <text:s/>0.02872487, -0.1733674 , ..., <text:s/>0.10764816,</text:p>
      <text:p text:style-name="Preformatted_20_Text"><text:s text:c="11"/>-0.2182219 , <text:s/>0.14008573],</text:p>
      <text:p text:style-name="Preformatted_20_Text"><text:s text:c="10"/>[-0.12933788, <text:s/>0.03494423, -0.09643827, ..., -0.10188165,</text:p>
      <text:p text:style-name="Preformatted_20_Text"><text:s text:c="12"/>0.14692913, <text:s/>0.04398253],</text:p>
      <text:p text:style-name="Preformatted_20_Text"><text:s text:c="10"/>...,</text:p>
      <text:p text:style-name="Preformatted_20_Text"><text:s text:c="10"/>[ 0.08129616, -0.01620004, -0.16096886, ..., <text:s/>0.06288215,</text:p>
      <text:p text:style-name="Preformatted_20_Text"><text:s text:c="11"/>-0.17612164, <text:s/>0.13947318],</text:p>
      <text:p text:style-name="Preformatted_20_Text"><text:s text:c="10"/>[-0.22863823, <text:s/>0.10808063, <text:s/>0.15569608, ..., <text:s/>0.04332241,</text:p>
      <text:p text:style-name="Preformatted_20_Text"><text:s text:c="12"/>0.1682732 , <text:s/>0.02880581],</text:p>
      <text:p text:style-name="Preformatted_20_Text"><text:s text:c="10"/>[-0.03927852, <text:s/>0.12378186, -0.18793999, ..., -0.18778814,</text:p>
      <text:p text:style-name="Preformatted_20_Text"><text:s text:c="11"/>-0.0044924 , -0.25210628]], dtype=float32),</text:p>
      <text:p text:style-name="Preformatted_20_Text"><text:s text:c="3"/>array([-0.01660048, <text:s/>0.00045908, -0.00473705, -0.00333411, <text:s/>0.0181819 ,</text:p>
      <text:p text:style-name="Preformatted_20_Text"><text:soft-page-break/><text:s text:c="10"/>-0.0144471 , <text:s/>0.00710415, -0.00117436, -0.01866657, -0.04230668,</text:p>
      <text:p text:style-name="Preformatted_20_Text"><text:s text:c="11"/>0.0001879 , <text:s/>0.01075135, -0.02376767, <text:s/>0.01155707, -0.00810309,</text:p>
      <text:p text:style-name="Preformatted_20_Text"><text:s text:c="10"/>-0.01729397, -0.01148874, -0.00716319, <text:s/>0.00054983, -0.00260659,</text:p>
      <text:p text:style-name="Preformatted_20_Text"><text:s text:c="10"/>-0.00937035, <text:s/>0.00220328, <text:s/>0.01653167, <text:s/>0.00893011, -0.0268158 ,</text:p>
      <text:p text:style-name="Preformatted_20_Text"><text:s text:c="11"/>0.00058088, <text:s/>0.01226069, -0.00622456, <text:s/>0.01267815, -0.02546164,</text:p>
      <text:p text:style-name="Preformatted_20_Text"><text:s text:c="10"/>-0.00166348, -0.02558139], dtype=float32),</text:p>
      <text:p text:style-name="Preformatted_20_Text"><text:s text:c="3"/>array([[ 0.35854176],</text:p>
      <text:p text:style-name="Preformatted_20_Text"><text:s text:c="10"/>[ 0.09731725],</text:p>
      <text:p text:style-name="Preformatted_20_Text"><text:s text:c="10"/>[-0.27950037],</text:p>
      <text:p text:style-name="Preformatted_20_Text"><text:s text:c="10"/>[-0.1337508 ],</text:p>
      <text:p text:style-name="Preformatted_20_Text"><text:s text:c="10"/>[ 0.20617163],</text:p>
      <text:p text:style-name="Preformatted_20_Text"><text:s text:c="10"/>[-0.17597874],</text:p>
      <text:p text:style-name="Preformatted_20_Text"><text:s text:c="10"/>[ 0.2129321 ],</text:p>
      <text:p text:style-name="Preformatted_20_Text"><text:s text:c="10"/>[-0.05715437],</text:p>
      <text:p text:style-name="Preformatted_20_Text"><text:s text:c="10"/>[-0.2769606 ],</text:p>
      <text:p text:style-name="Preformatted_20_Text"><text:s text:c="10"/>[-0.33749273],</text:p>
      <text:p text:style-name="Preformatted_20_Text"><text:s text:c="10"/>[-0.01096952],</text:p>
      <text:p text:style-name="Preformatted_20_Text"><text:s text:c="10"/>[ 0.14293972],</text:p>
      <text:p text:style-name="Preformatted_20_Text"><text:s text:c="10"/>[-0.3310397 ],</text:p>
      <text:p text:style-name="Preformatted_20_Text"><text:s text:c="10"/>[ 0.233035 <text:s/>],</text:p>
      <text:p text:style-name="Preformatted_20_Text"><text:s text:c="10"/>[ 0.17691556],</text:p>
      <text:p text:style-name="Preformatted_20_Text"><text:s text:c="10"/>[-0.19718194],</text:p>
      <text:p text:style-name="Preformatted_20_Text"><text:s text:c="10"/>[-0.16837478],</text:p>
      <text:p text:style-name="Preformatted_20_Text"><text:s text:c="10"/>[-0.22299094],</text:p>
      <text:p text:style-name="Preformatted_20_Text"><text:s text:c="10"/>[ 0.10607389],</text:p>
      <text:p text:style-name="Preformatted_20_Text"><text:s text:c="10"/>[-0.3114814 ],</text:p>
      <text:p text:style-name="Preformatted_20_Text"><text:s text:c="10"/>[ 0.18661529],</text:p>
      <text:p text:style-name="Preformatted_20_Text"><text:s text:c="10"/>[ 0.14077549],</text:p>
      <text:p text:style-name="Preformatted_20_Text"><text:s text:c="10"/>[ 0.2329772 ],</text:p>
      <text:p text:style-name="Preformatted_20_Text"><text:s text:c="10"/>[ 0.2090162 ],</text:p>
      <text:p text:style-name="Preformatted_20_Text"><text:s text:c="10"/>[-0.27194104],</text:p>
      <text:p text:style-name="Preformatted_20_Text"><text:s text:c="10"/>[ 0.03752668],</text:p>
      <text:p text:style-name="Preformatted_20_Text"><text:s text:c="10"/>[ 0.24220929],</text:p>
      <text:p text:style-name="Preformatted_20_Text"><text:s text:c="10"/>[-0.08799015],</text:p>
      <text:p text:style-name="Preformatted_20_Text"><text:s text:c="10"/>[ 0.25667682],</text:p>
      <text:p text:style-name="Preformatted_20_Text"><text:s text:c="10"/>[-0.19029847],</text:p>
      <text:p text:style-name="Preformatted_20_Text"><text:s text:c="10"/>[-0.02330723],</text:p>
      <text:p text:style-name="Preformatted_20_Text"><text:s text:c="10"/>[-0.16654208]], dtype=float32),</text:p>
      <text:p text:style-name="Preformatted_20_Text"><text:s text:c="3"/>array([0.11462351], dtype=float32)],</text:p>
      <text:p text:style-name="Preformatted_20_Text"><text:s text:c="2"/>[array([[ 0.0084491 , -0.01330272, -0.07835244, ..., -0.04853269,</text:p>
      <text:p text:style-name="Preformatted_20_Text"><text:s text:c="11"/>-0.05978921, <text:s/>0.08434677],</text:p>
      <text:p text:style-name="Preformatted_20_Text"><text:s text:c="10"/>[-0.02014043, <text:s/>0.09346581, <text:s/>0.04625395, ..., <text:s/>0.11895005,</text:p>
      <text:p text:style-name="Preformatted_20_Text"><text:s text:c="12"/>0.0046635 , <text:s/>0.00113274],</text:p>
      <text:p text:style-name="Preformatted_20_Text"><text:s text:c="10"/>[ 0.02643255, -0.10952754, <text:s/>0.11079338, ..., -0.05873058,</text:p>
      <text:p text:style-name="Preformatted_20_Text"><text:s text:c="11"/>-0.11964075, <text:s/>0.11778327],</text:p>
      <text:p text:style-name="Preformatted_20_Text"><text:s text:c="10"/>...,</text:p>
      <text:p text:style-name="Preformatted_20_Text"><text:s text:c="10"/>[ 0.02318796, -0.04971762, <text:s/>0.07147407, ..., -0.04893838,</text:p>
      <text:p text:style-name="Preformatted_20_Text"><text:s text:c="11"/>-0.08511061, <text:s/>0.04452319],</text:p>
      <text:p text:style-name="Preformatted_20_Text"><text:s text:c="10"/>[ 0.01053892, -0.06658941, -0.0548217 , ..., <text:s/>0.10571168,</text:p>
      <text:p text:style-name="Preformatted_20_Text"><text:s text:c="11"/>-0.10738236, -0.06475573],</text:p>
      <text:p text:style-name="Preformatted_20_Text"><text:s text:c="10"/>[ 0.16195443, <text:s/>0.13650334, -0.02531808, ..., <text:s/>0.0276492 ,</text:p>
      <text:p text:style-name="Preformatted_20_Text"><text:s text:c="12"/>0.03229021, -0.02869057]], dtype=float32),</text:p>
      <text:p text:style-name="Preformatted_20_Text"><text:s text:c="3"/>array([-2.53006630e-03, -3.45919840e-03, -7.46431947e-03, <text:s/>1.89190009e-03,</text:p>
      <text:p text:style-name="Preformatted_20_Text"><text:s text:c="10"/>-1.16240443e-03, -1.21307010e-02, -3.49544600e-04, -1.92659092e-03,</text:p>
      <text:p text:style-name="Preformatted_20_Text"><text:s text:c="10"/>-1.82106569e-02, -7.31430948e-03, <text:s/>1.34220463e-04, <text:s/>4.65039157e-05,</text:p>
      <text:p text:style-name="Preformatted_20_Text"><text:s text:c="10"/>-2.90707452e-03, <text:s/>3.52702802e-04, -3.79166682e-04, -7.84749573e-04,</text:p>
      <text:p text:style-name="Preformatted_20_Text"><text:s text:c="10"/>-2.63775582e-03, -1.50456047e-03, -6.02315133e-03, <text:s/>6.94487608e-05,</text:p>
      <text:p text:style-name="Preformatted_20_Text"><text:s text:c="10"/>-3.24808713e-03, -1.86615775e-03, -1.15997335e-02, -6.25540083e-03,</text:p>
      <text:p text:style-name="Preformatted_20_Text"><text:s text:c="11"/>5.10324771e-03, -3.14436131e-03, -1.56857609e-03, -6.31159591e-03,</text:p>
      <text:p text:style-name="Preformatted_20_Text"><text:s text:c="11"/>1.73926516e-03, -6.81364210e-03, -2.05059014e-02, -2.12772246e-02,</text:p>
      <text:p text:style-name="Preformatted_20_Text"><text:s text:c="11"/>1.86655408e-04, -3.86716216e-03, -5.93911950e-03, -2.17527244e-03,</text:p>
      <text:p text:style-name="Preformatted_20_Text"><text:s text:c="10"/>-7.70316925e-04, -1.18680799e-03, -7.39609299e-04, -4.68640937e-04,</text:p>
      <text:p text:style-name="Preformatted_20_Text"><text:s text:c="10"/>-1.97870875e-04, -3.74119133e-02, <text:s/>6.26214501e-03, <text:s/>3.08574177e-04,</text:p>
      <text:p text:style-name="Preformatted_20_Text"><text:s text:c="10"/>-1.12500205e-03, <text:s/>1.02434102e-02, <text:s/>1.72406633e-03, -7.44117098e-03,</text:p>
      <text:p text:style-name="Preformatted_20_Text"><text:soft-page-break/><text:s text:c="10"/>-5.46104461e-03, <text:s/>5.31743513e-04, -3.87986237e-03, -7.01738289e-03,</text:p>
      <text:p text:style-name="Preformatted_20_Text"><text:s text:c="10"/>-9.76071134e-03, <text:s/>3.45454179e-03, -1.71959936e-03, -4.77191340e-03,</text:p>
      <text:p text:style-name="Preformatted_20_Text"><text:s text:c="11"/>2.16246210e-03, -7.21165864e-03, -5.00252517e-03, -2.00065970e-03,</text:p>
      <text:p text:style-name="Preformatted_20_Text"><text:s text:c="10"/>-2.10142508e-02, <text:s/>8.20244383e-03, -7.70752225e-03, <text:s/>1.85087207e-03],</text:p>
      <text:p text:style-name="Preformatted_20_Text"><text:s text:c="9"/>dtype=float32),</text:p>
      <text:p text:style-name="Preformatted_20_Text"><text:s text:c="3"/>array([[-0.24852414, -0.02235327, <text:s/>0.0676212 , ..., -0.13112618,</text:p>
      <text:p text:style-name="Preformatted_20_Text"><text:s text:c="11"/>-0.01855932, <text:s/>0.19479825],</text:p>
      <text:p text:style-name="Preformatted_20_Text"><text:s text:c="10"/>[-0.18542193, <text:s/>0.02857566, -0.17367595, ..., <text:s/>0.1117892 ,</text:p>
      <text:p text:style-name="Preformatted_20_Text"><text:s text:c="11"/>-0.21837053, <text:s/>0.14287305],</text:p>
      <text:p text:style-name="Preformatted_20_Text"><text:s text:c="10"/>[-0.12749256, <text:s/>0.03500825, -0.09707613, ..., -0.10878887,</text:p>
      <text:p text:style-name="Preformatted_20_Text"><text:s text:c="12"/>0.14672281, <text:s/>0.03800013],</text:p>
      <text:p text:style-name="Preformatted_20_Text"><text:s text:c="10"/>...,</text:p>
      <text:p text:style-name="Preformatted_20_Text"><text:s text:c="10"/>[ 0.08560333, -0.01572052, -0.16915143, ..., <text:s/>0.07130719,</text:p>
      <text:p text:style-name="Preformatted_20_Text"><text:s text:c="11"/>-0.17610472, <text:s/>0.14812249],</text:p>
      <text:p text:style-name="Preformatted_20_Text"><text:s text:c="10"/>[-0.23208232, <text:s/>0.10881198, <text:s/>0.157367 <text:s/>, ..., <text:s/>0.04547264,</text:p>
      <text:p text:style-name="Preformatted_20_Text"><text:s text:c="12"/>0.16844709, <text:s/>0.02871686],</text:p>
      <text:p text:style-name="Preformatted_20_Text"><text:s text:c="10"/>[-0.03842927, <text:s/>0.12473306, -0.1916865 , ..., -0.18589689,</text:p>
      <text:p text:style-name="Preformatted_20_Text"><text:s text:c="11"/>-0.00454099, -0.24832618]], dtype=float32),</text:p>
      <text:p text:style-name="Preformatted_20_Text"><text:s text:c="3"/>array([ 0.00754302, <text:s/>0.00167581, -0.00663637, -0.00405012, <text:s/>0.01503314,</text:p>
      <text:p text:style-name="Preformatted_20_Text"><text:s text:c="10"/>-0.01486679, <text:s/>0.01560313, -0.00412365, -0.04849618, -0.04987806,</text:p>
      <text:p text:style-name="Preformatted_20_Text"><text:s text:c="11"/>0.00038942, <text:s/>0.00250263, -0.03707399, <text:s/>0.00616997, <text:s/>0.00010569,</text:p>
      <text:p text:style-name="Preformatted_20_Text"><text:s text:c="10"/>-0.0286683 , -0.01690317, -0.01620854, <text:s/>0.00608061, -0.01441614,</text:p>
      <text:p text:style-name="Preformatted_20_Text"><text:s text:c="11"/>0.00356038, <text:s/>0.0061637 , <text:s/>0.01122122, <text:s/>0.006124 <text:s/>, -0.02210075,</text:p>
      <text:p text:style-name="Preformatted_20_Text"><text:s text:c="11"/>0.00085934, <text:s/>0.00330693, -0.00787412, <text:s/>0.01227331, -0.02715931,</text:p>
      <text:p text:style-name="Preformatted_20_Text"><text:s text:c="10"/>-0.00265392, -0.02337392], dtype=float32),</text:p>
      <text:p text:style-name="Preformatted_20_Text"><text:s text:c="3"/>array([[ 0.3596312 ],</text:p>
      <text:p text:style-name="Preformatted_20_Text"><text:s text:c="10"/>[ 0.10016569],</text:p>
      <text:p text:style-name="Preformatted_20_Text"><text:s text:c="10"/>[-0.2813113 ],</text:p>
      <text:p text:style-name="Preformatted_20_Text"><text:s text:c="10"/>[-0.12563245],</text:p>
      <text:p text:style-name="Preformatted_20_Text"><text:s text:c="10"/>[ 0.17956421],</text:p>
      <text:p text:style-name="Preformatted_20_Text"><text:s text:c="10"/>[-0.16071129],</text:p>
      <text:p text:style-name="Preformatted_20_Text"><text:s text:c="10"/>[ 0.21868567],</text:p>
      <text:p text:style-name="Preformatted_20_Text"><text:s text:c="10"/>[-0.04640012],</text:p>
      <text:p text:style-name="Preformatted_20_Text"><text:s text:c="10"/>[-0.26387995],</text:p>
      <text:p text:style-name="Preformatted_20_Text"><text:s text:c="10"/>[-0.31745 <text:s text:c="2"/>],</text:p>
      <text:p text:style-name="Preformatted_20_Text"><text:s text:c="10"/>[-0.02337501],</text:p>
      <text:p text:style-name="Preformatted_20_Text"><text:s text:c="10"/>[ 0.19020687],</text:p>
      <text:p text:style-name="Preformatted_20_Text"><text:s text:c="10"/>[-0.3202654 ],</text:p>
      <text:p text:style-name="Preformatted_20_Text"><text:s text:c="10"/>[ 0.23587044],</text:p>
      <text:p text:style-name="Preformatted_20_Text"><text:s text:c="10"/>[ 0.17218584],</text:p>
      <text:p text:style-name="Preformatted_20_Text"><text:s text:c="10"/>[-0.13946253],</text:p>
      <text:p text:style-name="Preformatted_20_Text"><text:s text:c="10"/>[-0.16203484],</text:p>
      <text:p text:style-name="Preformatted_20_Text"><text:s text:c="10"/>[-0.22259568],</text:p>
      <text:p text:style-name="Preformatted_20_Text"><text:s text:c="10"/>[ 0.0678205 ],</text:p>
      <text:p text:style-name="Preformatted_20_Text"><text:s text:c="10"/>[-0.3074858 ],</text:p>
      <text:p text:style-name="Preformatted_20_Text"><text:s text:c="10"/>[ 0.18263279],</text:p>
      <text:p text:style-name="Preformatted_20_Text"><text:s text:c="10"/>[ 0.16108881],</text:p>
      <text:p text:style-name="Preformatted_20_Text"><text:s text:c="10"/>[ 0.2395665 ],</text:p>
      <text:p text:style-name="Preformatted_20_Text"><text:s text:c="10"/>[ 0.26818827],</text:p>
      <text:p text:style-name="Preformatted_20_Text"><text:s text:c="10"/>[-0.24623965],</text:p>
      <text:p text:style-name="Preformatted_20_Text"><text:s text:c="10"/>[ 0.03738772],</text:p>
      <text:p text:style-name="Preformatted_20_Text"><text:s text:c="10"/>[ 0.22214231],</text:p>
      <text:p text:style-name="Preformatted_20_Text"><text:s text:c="10"/>[-0.08674098],</text:p>
      <text:p text:style-name="Preformatted_20_Text"><text:s text:c="10"/>[ 0.2928863 ],</text:p>
      <text:p text:style-name="Preformatted_20_Text"><text:s text:c="10"/>[-0.14625016],</text:p>
      <text:p text:style-name="Preformatted_20_Text"><text:s text:c="10"/>[-0.01739294],</text:p>
      <text:p text:style-name="Preformatted_20_Text"><text:s text:c="10"/>[-0.13625021]], dtype=float32),</text:p>
      <text:p text:style-name="P4"><text:s text:c="3"/>array([0.09996336], dtype=float32)]])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6:40:10.426337103</meta:creation-date>
    <dc:date>2023-05-31T17:04:04.549300110</dc:date>
    <meta:editing-duration>PT3M33S</meta:editing-duration>
    <meta:editing-cycles>1</meta:editing-cycles>
    <meta:document-statistic meta:table-count="0" meta:image-count="0" meta:object-count="0" meta:page-count="20" meta:paragraph-count="1263" meta:word-count="3905" meta:character-count="58772" meta:non-whitespace-character-count="43215"/>
    <meta:generator>LibreOffice/6.4.7.2$Linux_X86_64 LibreOffice_project/40$Build-2</meta:generator>
  </office:meta>
</office:document-meta>
</file>